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1.1528in"/>
    </style:style>
    <style:style style:name="co3" style:family="table-column">
      <style:table-column-properties fo:break-before="auto" style:column-width="1.166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Vaso">
      <style:table-properties table:display="true" style:writing-mode="lr-tb"/>
    </style:style>
    <style:style style:name="ta2" style:family="table" style:master-page-name="PageStyle_5f_Copa">
      <style:table-properties table:display="true" style:writing-mode="lr-tb"/>
    </style:style>
    <style:style style:name="ta3" style:family="table" style:master-page-name="PageStyle_5f_Cuchara">
      <style:table-properties table:display="true" style:writing-mode="lr-tb"/>
    </style:style>
    <style:style style:name="ta4" style:family="table" style:master-page-name="PageStyle_5f_Plat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as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945" calcext:value-type="float">
            <text:p>0.210945</text:p>
          </table:table-cell>
          <table:table-cell office:value-type="float" office:value="0.0174168" calcext:value-type="float">
            <text:p>0.0174168</text:p>
          </table:table-cell>
          <table:table-cell office:value-type="float" office:value="1.51127" calcext:value-type="float">
            <text:p>1.5112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591" calcext:value-type="float">
            <text:p>0.210591</text:p>
          </table:table-cell>
          <table:table-cell office:value-type="float" office:value="0.0171852" calcext:value-type="float">
            <text:p>0.0171852</text:p>
          </table:table-cell>
          <table:table-cell office:value-type="float" office:value="1.50961" calcext:value-type="float">
            <text:p>1.509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U1</text:p>
          </table:table-cell>
          <table:table-cell office:value-type="string" calcext:value-type="string">
            <text:p>HU2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733" calcext:value-type="float">
            <text:p>0.210733</text:p>
          </table:table-cell>
          <table:table-cell office:value-type="float" office:value="0.0172536" calcext:value-type="float">
            <text:p>0.0172536</text:p>
          </table:table-cell>
          <table:table-cell office:value-type="float" office:value="1.51194" calcext:value-type="float">
            <text:p>1.51194</text:p>
          </table:table-cell>
          <table:table-cell office:value-type="string" calcext:value-type="string">
            <text:p>Aver</text:p>
          </table:table-cell>
          <table:table-cell table:formula="of:=AVERAGE([.B1:.B79])" office:value-type="float" office:value="0.211366316455696" calcext:value-type="float">
            <text:p>0.2113663165</text:p>
          </table:table-cell>
          <table:table-cell table:formula="of:=AVERAGE([.C1:.C79])" office:value-type="float" office:value="0.0176753063291139" calcext:value-type="float">
            <text:p>0.0176753063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915" calcext:value-type="float">
            <text:p>0.210915</text:p>
          </table:table-cell>
          <table:table-cell office:value-type="float" office:value="0.0172997" calcext:value-type="float">
            <text:p>0.0172997</text:p>
          </table:table-cell>
          <table:table-cell office:value-type="float" office:value="1.511" calcext:value-type="float">
            <text:p>1.511</text:p>
          </table:table-cell>
          <table:table-cell office:value-type="string" calcext:value-type="string">
            <text:p>Median</text:p>
          </table:table-cell>
          <table:table-cell table:formula="of:=MEDIAN([.B$1:.B$79])" office:value-type="float" office:value="0.210947" calcext:value-type="float">
            <text:p>0.210947</text:p>
          </table:table-cell>
          <table:table-cell table:formula="of:=MEDIAN([.C$1:.C$79])" office:value-type="float" office:value="0.01749" calcext:value-type="float">
            <text:p>0.01749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889" calcext:value-type="float">
            <text:p>0.210889</text:p>
          </table:table-cell>
          <table:table-cell office:value-type="float" office:value="0.0173208" calcext:value-type="float">
            <text:p>0.0173208</text:p>
          </table:table-cell>
          <table:table-cell office:value-type="float" office:value="1.50525" calcext:value-type="float">
            <text:p>1.50525</text:p>
          </table:table-cell>
          <table:table-cell office:value-type="string" calcext:value-type="string">
            <text:p>Variance</text:p>
          </table:table-cell>
          <table:table-cell table:formula="of:=COM.MICROSOFT.VAR.P([.B$1:.B$79])" office:value-type="float" office:value="0.0000120355527732735" calcext:value-type="float">
            <text:p>1.20355527732735E-005</text:p>
          </table:table-cell>
          <table:table-cell table:formula="of:=COM.MICROSOFT.VAR.P([.C$1:.C$79])" office:value-type="float" office:value="0.00000200851336236501" calcext:value-type="float">
            <text:p>2.00851336236501E-006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443" calcext:value-type="float">
            <text:p>0.210443</text:p>
          </table:table-cell>
          <table:table-cell office:value-type="float" office:value="0.0169568" calcext:value-type="float">
            <text:p>0.0169568</text:p>
          </table:table-cell>
          <table:table-cell office:value-type="float" office:value="1.51303" calcext:value-type="float">
            <text:p>1.51303</text:p>
          </table:table-cell>
          <table:table-cell office:value-type="string" calcext:value-type="string">
            <text:p>StDev</text:p>
          </table:table-cell>
          <table:table-cell table:formula="of:=COM.MICROSOFT.STDEV.P([.B$1:.B$79])" office:value-type="float" office:value="0.0034692294206745" calcext:value-type="float">
            <text:p>0.0034692294</text:p>
          </table:table-cell>
          <table:table-cell table:formula="of:=COM.MICROSOFT.STDEV.P([.C$1:.C$79])" office:value-type="float" office:value="0.00141722029422564" calcext:value-type="float">
            <text:p>0.0014172203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995" calcext:value-type="float">
            <text:p>0.210995</text:p>
          </table:table-cell>
          <table:table-cell office:value-type="float" office:value="0.0172874" calcext:value-type="float">
            <text:p>0.0172874</text:p>
          </table:table-cell>
          <table:table-cell office:value-type="float" office:value="1.50809" calcext:value-type="float">
            <text:p>1.50809</text:p>
          </table:table-cell>
          <table:table-cell office:value-type="string" calcext:value-type="string">
            <text:p>Max</text:p>
          </table:table-cell>
          <table:table-cell table:formula="of:=MAX([.B$1:.B$79])" office:value-type="float" office:value="0.218501" calcext:value-type="float">
            <text:p>0.218501</text:p>
          </table:table-cell>
          <table:table-cell table:formula="of:=MAX([.C$1:.C$79])" office:value-type="float" office:value="0.0207098" calcext:value-type="float">
            <text:p>0.0207098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5765" calcext:value-type="float">
            <text:p>0.205765</text:p>
          </table:table-cell>
          <table:table-cell office:value-type="float" office:value="0.0153243" calcext:value-type="float">
            <text:p>0.0153243</text:p>
          </table:table-cell>
          <table:table-cell office:value-type="float" office:value="1.51595" calcext:value-type="float">
            <text:p>1.51595</text:p>
          </table:table-cell>
          <table:table-cell office:value-type="string" calcext:value-type="string">
            <text:p>Min</text:p>
          </table:table-cell>
          <table:table-cell table:formula="of:=MIN([.B$1:.B$79])" office:value-type="float" office:value="0.205418" calcext:value-type="float">
            <text:p>0.205418</text:p>
          </table:table-cell>
          <table:table-cell table:formula="of:=MIN([.C$1:.C$79])" office:value-type="float" office:value="0.0152873" calcext:value-type="float">
            <text:p>0.0152873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5832" calcext:value-type="float">
            <text:p>0.205832</text:p>
          </table:table-cell>
          <table:table-cell office:value-type="float" office:value="0.0154106" calcext:value-type="float">
            <text:p>0.0154106</text:p>
          </table:table-cell>
          <table:table-cell office:value-type="float" office:value="1.51721" calcext:value-type="float">
            <text:p>1.5172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5578" calcext:value-type="float">
            <text:p>0.205578</text:p>
          </table:table-cell>
          <table:table-cell office:value-type="float" office:value="0.0154026" calcext:value-type="float">
            <text:p>0.0154026</text:p>
          </table:table-cell>
          <table:table-cell office:value-type="float" office:value="1.51618" calcext:value-type="float">
            <text:p>1.5161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5418" calcext:value-type="float">
            <text:p>0.205418</text:p>
          </table:table-cell>
          <table:table-cell office:value-type="float" office:value="0.0152873" calcext:value-type="float">
            <text:p>0.0152873</text:p>
          </table:table-cell>
          <table:table-cell office:value-type="float" office:value="1.51695" calcext:value-type="float">
            <text:p>1.5169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6495" calcext:value-type="float">
            <text:p>0.206495</text:p>
          </table:table-cell>
          <table:table-cell office:value-type="float" office:value="0.0156638" calcext:value-type="float">
            <text:p>0.0156638</text:p>
          </table:table-cell>
          <table:table-cell office:value-type="float" office:value="1.5191" calcext:value-type="float">
            <text:p>1.519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637" calcext:value-type="float">
            <text:p>0.20637</text:p>
          </table:table-cell>
          <table:table-cell office:value-type="float" office:value="0.0157139" calcext:value-type="float">
            <text:p>0.0157139</text:p>
          </table:table-cell>
          <table:table-cell office:value-type="float" office:value="1.52629" calcext:value-type="float">
            <text:p>1.5262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5918" calcext:value-type="float">
            <text:p>0.205918</text:p>
          </table:table-cell>
          <table:table-cell office:value-type="float" office:value="0.0156151" calcext:value-type="float">
            <text:p>0.0156151</text:p>
          </table:table-cell>
          <table:table-cell office:value-type="float" office:value="1.51878" calcext:value-type="float">
            <text:p>1.5187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5842" calcext:value-type="float">
            <text:p>0.205842</text:p>
          </table:table-cell>
          <table:table-cell office:value-type="float" office:value="0.0154768" calcext:value-type="float">
            <text:p>0.0154768</text:p>
          </table:table-cell>
          <table:table-cell office:value-type="float" office:value="1.51385" calcext:value-type="float">
            <text:p>1.5138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6012" calcext:value-type="float">
            <text:p>0.206012</text:p>
          </table:table-cell>
          <table:table-cell office:value-type="float" office:value="0.0155487" calcext:value-type="float">
            <text:p>0.0155487</text:p>
          </table:table-cell>
          <table:table-cell office:value-type="float" office:value="1.52355" calcext:value-type="float">
            <text:p>1.5235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6185" calcext:value-type="float">
            <text:p>0.216185</text:p>
          </table:table-cell>
          <table:table-cell office:value-type="float" office:value="0.019624" calcext:value-type="float">
            <text:p>0.019624</text:p>
          </table:table-cell>
          <table:table-cell office:value-type="float" office:value="0.525221" calcext:value-type="float">
            <text:p>0.52522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3072" calcext:value-type="float">
            <text:p>0.213072</text:p>
          </table:table-cell>
          <table:table-cell office:value-type="float" office:value="0.0185078" calcext:value-type="float">
            <text:p>0.0185078</text:p>
          </table:table-cell>
          <table:table-cell office:value-type="float" office:value="0.517673" calcext:value-type="float">
            <text:p>0.51767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542" calcext:value-type="float">
            <text:p>0.214542</text:p>
          </table:table-cell>
          <table:table-cell office:value-type="float" office:value="0.0191196" calcext:value-type="float">
            <text:p>0.0191196</text:p>
          </table:table-cell>
          <table:table-cell office:value-type="float" office:value="0.522466" calcext:value-type="float">
            <text:p>0.52246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5644" calcext:value-type="float">
            <text:p>0.215644</text:p>
          </table:table-cell>
          <table:table-cell office:value-type="float" office:value="0.019556" calcext:value-type="float">
            <text:p>0.019556</text:p>
          </table:table-cell>
          <table:table-cell office:value-type="float" office:value="0.523089" calcext:value-type="float">
            <text:p>0.52308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5691" calcext:value-type="float">
            <text:p>0.215691</text:p>
          </table:table-cell>
          <table:table-cell office:value-type="float" office:value="0.019588" calcext:value-type="float">
            <text:p>0.019588</text:p>
          </table:table-cell>
          <table:table-cell office:value-type="float" office:value="0.527588" calcext:value-type="float">
            <text:p>0.52758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799" calcext:value-type="float">
            <text:p>0.214799</text:p>
          </table:table-cell>
          <table:table-cell office:value-type="float" office:value="0.0192652" calcext:value-type="float">
            <text:p>0.0192652</text:p>
          </table:table-cell>
          <table:table-cell office:value-type="float" office:value="0.519648" calcext:value-type="float">
            <text:p>0.51964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314" calcext:value-type="float">
            <text:p>0.214314</text:p>
          </table:table-cell>
          <table:table-cell office:value-type="float" office:value="0.0183472" calcext:value-type="float">
            <text:p>0.0183472</text:p>
          </table:table-cell>
          <table:table-cell office:value-type="float" office:value="0.526169" calcext:value-type="float">
            <text:p>0.52616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382" calcext:value-type="float">
            <text:p>0.21382</text:p>
          </table:table-cell>
          <table:table-cell office:value-type="float" office:value="0.0183359" calcext:value-type="float">
            <text:p>0.0183359</text:p>
          </table:table-cell>
          <table:table-cell office:value-type="float" office:value="0.530039" calcext:value-type="float">
            <text:p>0.53003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3519" calcext:value-type="float">
            <text:p>0.213519</text:p>
          </table:table-cell>
          <table:table-cell office:value-type="float" office:value="0.018274" calcext:value-type="float">
            <text:p>0.018274</text:p>
          </table:table-cell>
          <table:table-cell office:value-type="float" office:value="0.526722" calcext:value-type="float">
            <text:p>0.52672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3676" calcext:value-type="float">
            <text:p>0.213676</text:p>
          </table:table-cell>
          <table:table-cell office:value-type="float" office:value="0.0182337" calcext:value-type="float">
            <text:p>0.0182337</text:p>
          </table:table-cell>
          <table:table-cell office:value-type="float" office:value="0.523991" calcext:value-type="float">
            <text:p>0.52399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128" calcext:value-type="float">
            <text:p>0.214128</text:p>
          </table:table-cell>
          <table:table-cell office:value-type="float" office:value="0.0185706" calcext:value-type="float">
            <text:p>0.0185706</text:p>
          </table:table-cell>
          <table:table-cell office:value-type="float" office:value="0.525369" calcext:value-type="float">
            <text:p>0.52536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018" calcext:value-type="float">
            <text:p>0.214018</text:p>
          </table:table-cell>
          <table:table-cell office:value-type="float" office:value="0.0183875" calcext:value-type="float">
            <text:p>0.0183875</text:p>
          </table:table-cell>
          <table:table-cell office:value-type="float" office:value="0.527725" calcext:value-type="float">
            <text:p>0.52772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516" calcext:value-type="float">
            <text:p>0.214516</text:p>
          </table:table-cell>
          <table:table-cell office:value-type="float" office:value="0.0187819" calcext:value-type="float">
            <text:p>0.0187819</text:p>
          </table:table-cell>
          <table:table-cell office:value-type="float" office:value="0.513862" calcext:value-type="float">
            <text:p>0.51386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3171" calcext:value-type="float">
            <text:p>0.213171</text:p>
          </table:table-cell>
          <table:table-cell office:value-type="float" office:value="0.018047" calcext:value-type="float">
            <text:p>0.018047</text:p>
          </table:table-cell>
          <table:table-cell office:value-type="float" office:value="0.521904" calcext:value-type="float">
            <text:p>0.52190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149" calcext:value-type="float">
            <text:p>0.214149</text:p>
          </table:table-cell>
          <table:table-cell office:value-type="float" office:value="0.0186389" calcext:value-type="float">
            <text:p>0.0186389</text:p>
          </table:table-cell>
          <table:table-cell office:value-type="float" office:value="0.528501" calcext:value-type="float">
            <text:p>0.52850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7385" calcext:value-type="float">
            <text:p>0.217385</text:p>
          </table:table-cell>
          <table:table-cell office:value-type="float" office:value="0.0204575" calcext:value-type="float">
            <text:p>0.0204575</text:p>
          </table:table-cell>
          <table:table-cell office:value-type="float" office:value="0.515305" calcext:value-type="float">
            <text:p>0.51530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5435" calcext:value-type="float">
            <text:p>0.215435</text:p>
          </table:table-cell>
          <table:table-cell office:value-type="float" office:value="0.0194531" calcext:value-type="float">
            <text:p>0.0194531</text:p>
          </table:table-cell>
          <table:table-cell office:value-type="float" office:value="0.519957" calcext:value-type="float">
            <text:p>0.51995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745" calcext:value-type="float">
            <text:p>0.214745</text:p>
          </table:table-cell>
          <table:table-cell office:value-type="float" office:value="0.0192618" calcext:value-type="float">
            <text:p>0.0192618</text:p>
          </table:table-cell>
          <table:table-cell office:value-type="float" office:value="0.521346" calcext:value-type="float">
            <text:p>0.52134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6448" calcext:value-type="float">
            <text:p>0.216448</text:p>
          </table:table-cell>
          <table:table-cell office:value-type="float" office:value="0.020025" calcext:value-type="float">
            <text:p>0.020025</text:p>
          </table:table-cell>
          <table:table-cell office:value-type="float" office:value="0.510805" calcext:value-type="float">
            <text:p>0.51080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7807" calcext:value-type="float">
            <text:p>0.217807</text:p>
          </table:table-cell>
          <table:table-cell office:value-type="float" office:value="0.0205419" calcext:value-type="float">
            <text:p>0.0205419</text:p>
          </table:table-cell>
          <table:table-cell office:value-type="float" office:value="0.513032" calcext:value-type="float">
            <text:p>0.51303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5874" calcext:value-type="float">
            <text:p>0.215874</text:p>
          </table:table-cell>
          <table:table-cell office:value-type="float" office:value="0.019743" calcext:value-type="float">
            <text:p>0.019743</text:p>
          </table:table-cell>
          <table:table-cell office:value-type="float" office:value="0.512793" calcext:value-type="float">
            <text:p>0.51279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8501" calcext:value-type="float">
            <text:p>0.218501</text:p>
          </table:table-cell>
          <table:table-cell office:value-type="float" office:value="0.0207098" calcext:value-type="float">
            <text:p>0.0207098</text:p>
          </table:table-cell>
          <table:table-cell office:value-type="float" office:value="0.522051" calcext:value-type="float">
            <text:p>0.52205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268" calcext:value-type="float">
            <text:p>0.214268</text:p>
          </table:table-cell>
          <table:table-cell office:value-type="float" office:value="0.0191601" calcext:value-type="float">
            <text:p>0.0191601</text:p>
          </table:table-cell>
          <table:table-cell office:value-type="float" office:value="0.520614" calcext:value-type="float">
            <text:p>0.52061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3084" calcext:value-type="float">
            <text:p>0.213084</text:p>
          </table:table-cell>
          <table:table-cell office:value-type="float" office:value="0.0183853" calcext:value-type="float">
            <text:p>0.0183853</text:p>
          </table:table-cell>
          <table:table-cell office:value-type="float" office:value="-0.671808" calcext:value-type="float">
            <text:p>-0.67180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5989" calcext:value-type="float">
            <text:p>0.215989</text:p>
          </table:table-cell>
          <table:table-cell office:value-type="float" office:value="0.0195104" calcext:value-type="float">
            <text:p>0.0195104</text:p>
          </table:table-cell>
          <table:table-cell office:value-type="float" office:value="-0.687197" calcext:value-type="float">
            <text:p>-0.68719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3432" calcext:value-type="float">
            <text:p>0.213432</text:p>
          </table:table-cell>
          <table:table-cell office:value-type="float" office:value="0.0184945" calcext:value-type="float">
            <text:p>0.0184945</text:p>
          </table:table-cell>
          <table:table-cell office:value-type="float" office:value="-0.68741" calcext:value-type="float">
            <text:p>-0.6874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3375" calcext:value-type="float">
            <text:p>0.213375</text:p>
          </table:table-cell>
          <table:table-cell office:value-type="float" office:value="0.0184555" calcext:value-type="float">
            <text:p>0.0184555</text:p>
          </table:table-cell>
          <table:table-cell office:value-type="float" office:value="-0.686738" calcext:value-type="float">
            <text:p>-0.68673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624" calcext:value-type="float">
            <text:p>0.214624</text:p>
          </table:table-cell>
          <table:table-cell office:value-type="float" office:value="0.0188531" calcext:value-type="float">
            <text:p>0.0188531</text:p>
          </table:table-cell>
          <table:table-cell office:value-type="float" office:value="-0.688904" calcext:value-type="float">
            <text:p>-0.68890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181" calcext:value-type="float">
            <text:p>0.214181</text:p>
          </table:table-cell>
          <table:table-cell office:value-type="float" office:value="0.0187267" calcext:value-type="float">
            <text:p>0.0187267</text:p>
          </table:table-cell>
          <table:table-cell office:value-type="float" office:value="-0.682047" calcext:value-type="float">
            <text:p>-0.68204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45" calcext:value-type="float">
            <text:p>0.21445</text:p>
          </table:table-cell>
          <table:table-cell office:value-type="float" office:value="0.0190989" calcext:value-type="float">
            <text:p>0.0190989</text:p>
          </table:table-cell>
          <table:table-cell office:value-type="float" office:value="-0.708694" calcext:value-type="float">
            <text:p>-0.70869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272" calcext:value-type="float">
            <text:p>0.214272</text:p>
          </table:table-cell>
          <table:table-cell office:value-type="float" office:value="0.0189814" calcext:value-type="float">
            <text:p>0.0189814</text:p>
          </table:table-cell>
          <table:table-cell office:value-type="float" office:value="-0.694714" calcext:value-type="float">
            <text:p>-0.69471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2812" calcext:value-type="float">
            <text:p>0.212812</text:p>
          </table:table-cell>
          <table:table-cell office:value-type="float" office:value="0.0183468" calcext:value-type="float">
            <text:p>0.0183468</text:p>
          </table:table-cell>
          <table:table-cell office:value-type="float" office:value="-0.713756" calcext:value-type="float">
            <text:p>-0.71375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3226" calcext:value-type="float">
            <text:p>0.213226</text:p>
          </table:table-cell>
          <table:table-cell office:value-type="float" office:value="0.0184842" calcext:value-type="float">
            <text:p>0.0184842</text:p>
          </table:table-cell>
          <table:table-cell office:value-type="float" office:value="-0.700822" calcext:value-type="float">
            <text:p>-0.70082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0.0184655" calcext:value-type="float">
            <text:p>0.0184655</text:p>
          </table:table-cell>
          <table:table-cell office:value-type="float" office:value="-0.69743" calcext:value-type="float">
            <text:p>-0.6974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4542" calcext:value-type="float">
            <text:p>0.214542</text:p>
          </table:table-cell>
          <table:table-cell office:value-type="float" office:value="0.0192212" calcext:value-type="float">
            <text:p>0.0192212</text:p>
          </table:table-cell>
          <table:table-cell office:value-type="float" office:value="-0.707959" calcext:value-type="float">
            <text:p>-0.70795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2654" calcext:value-type="float">
            <text:p>0.212654</text:p>
          </table:table-cell>
          <table:table-cell office:value-type="float" office:value="0.0169361" calcext:value-type="float">
            <text:p>0.0169361</text:p>
          </table:table-cell>
          <table:table-cell office:value-type="float" office:value="-0.709309" calcext:value-type="float">
            <text:p>-0.70930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6549" calcext:value-type="float">
            <text:p>0.206549</text:p>
          </table:table-cell>
          <table:table-cell office:value-type="float" office:value="0.0158315" calcext:value-type="float">
            <text:p>0.0158315</text:p>
          </table:table-cell>
          <table:table-cell office:value-type="float" office:value="-0.229436" calcext:value-type="float">
            <text:p>-0.22943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7812" calcext:value-type="float">
            <text:p>0.207812</text:p>
          </table:table-cell>
          <table:table-cell office:value-type="float" office:value="0.016328" calcext:value-type="float">
            <text:p>0.016328</text:p>
          </table:table-cell>
          <table:table-cell office:value-type="float" office:value="-0.221312" calcext:value-type="float">
            <text:p>-0.22131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6586" calcext:value-type="float">
            <text:p>0.206586</text:p>
          </table:table-cell>
          <table:table-cell office:value-type="float" office:value="0.0158627" calcext:value-type="float">
            <text:p>0.0158627</text:p>
          </table:table-cell>
          <table:table-cell office:value-type="float" office:value="-0.22612" calcext:value-type="float">
            <text:p>-0.2261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6053" calcext:value-type="float">
            <text:p>0.206053</text:p>
          </table:table-cell>
          <table:table-cell office:value-type="float" office:value="0.015755" calcext:value-type="float">
            <text:p>0.015755</text:p>
          </table:table-cell>
          <table:table-cell office:value-type="float" office:value="-0.22783" calcext:value-type="float">
            <text:p>-0.2278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6637" calcext:value-type="float">
            <text:p>0.206637</text:p>
          </table:table-cell>
          <table:table-cell office:value-type="float" office:value="0.0159008" calcext:value-type="float">
            <text:p>0.0159008</text:p>
          </table:table-cell>
          <table:table-cell office:value-type="float" office:value="-0.235242" calcext:value-type="float">
            <text:p>-0.23524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7537" calcext:value-type="float">
            <text:p>0.207537</text:p>
          </table:table-cell>
          <table:table-cell office:value-type="float" office:value="0.0162727" calcext:value-type="float">
            <text:p>0.0162727</text:p>
          </table:table-cell>
          <table:table-cell office:value-type="float" office:value="-0.227418" calcext:value-type="float">
            <text:p>-0.22741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-0.220041" calcext:value-type="float">
            <text:p>-0.22004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8615" calcext:value-type="float">
            <text:p>0.208615</text:p>
          </table:table-cell>
          <table:table-cell office:value-type="float" office:value="0.0165993" calcext:value-type="float">
            <text:p>0.0165993</text:p>
          </table:table-cell>
          <table:table-cell office:value-type="float" office:value="-0.211093" calcext:value-type="float">
            <text:p>-0.21109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6188" calcext:value-type="float">
            <text:p>0.206188</text:p>
          </table:table-cell>
          <table:table-cell office:value-type="float" office:value="0.0155917" calcext:value-type="float">
            <text:p>0.0155917</text:p>
          </table:table-cell>
          <table:table-cell office:value-type="float" office:value="-0.22652" calcext:value-type="float">
            <text:p>-0.2265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7993" calcext:value-type="float">
            <text:p>0.207993</text:p>
          </table:table-cell>
          <table:table-cell office:value-type="float" office:value="0.0163618" calcext:value-type="float">
            <text:p>0.0163618</text:p>
          </table:table-cell>
          <table:table-cell office:value-type="float" office:value="-0.21362" calcext:value-type="float">
            <text:p>-0.2136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7974" calcext:value-type="float">
            <text:p>0.207974</text:p>
          </table:table-cell>
          <table:table-cell office:value-type="float" office:value="0.0163935" calcext:value-type="float">
            <text:p>0.0163935</text:p>
          </table:table-cell>
          <table:table-cell office:value-type="float" office:value="-0.21422" calcext:value-type="float">
            <text:p>-0.2142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8613" calcext:value-type="float">
            <text:p>0.208613</text:p>
          </table:table-cell>
          <table:table-cell office:value-type="float" office:value="0.0164004" calcext:value-type="float">
            <text:p>0.0164004</text:p>
          </table:table-cell>
          <table:table-cell office:value-type="float" office:value="-0.230882" calcext:value-type="float">
            <text:p>-0.23088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0161688" calcext:value-type="float">
            <text:p>0.0161688</text:p>
          </table:table-cell>
          <table:table-cell office:value-type="float" office:value="-0.233778" calcext:value-type="float">
            <text:p>-0.23377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842" calcext:value-type="float">
            <text:p>0.20842</text:p>
          </table:table-cell>
          <table:table-cell office:value-type="float" office:value="0.0165906" calcext:value-type="float">
            <text:p>0.0165906</text:p>
          </table:table-cell>
          <table:table-cell office:value-type="float" office:value="-0.231939" calcext:value-type="float">
            <text:p>-0.23193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796" calcext:value-type="float">
            <text:p>0.210796</text:p>
          </table:table-cell>
          <table:table-cell office:value-type="float" office:value="0.0175698" calcext:value-type="float">
            <text:p>0.0175698</text:p>
          </table:table-cell>
          <table:table-cell office:value-type="float" office:value="-0.23766" calcext:value-type="float">
            <text:p>-0.2376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777" calcext:value-type="float">
            <text:p>0.210777</text:p>
          </table:table-cell>
          <table:table-cell office:value-type="float" office:value="0.0174484" calcext:value-type="float">
            <text:p>0.0174484</text:p>
          </table:table-cell>
          <table:table-cell office:value-type="float" office:value="-0.230404" calcext:value-type="float">
            <text:p>-0.23040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9892" calcext:value-type="float">
            <text:p>0.209892</text:p>
          </table:table-cell>
          <table:table-cell office:value-type="float" office:value="0.0172501" calcext:value-type="float">
            <text:p>0.0172501</text:p>
          </table:table-cell>
          <table:table-cell office:value-type="float" office:value="-0.246727" calcext:value-type="float">
            <text:p>-0.24672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1812" calcext:value-type="float">
            <text:p>0.211812</text:p>
          </table:table-cell>
          <table:table-cell office:value-type="float" office:value="0.0179308" calcext:value-type="float">
            <text:p>0.0179308</text:p>
          </table:table-cell>
          <table:table-cell office:value-type="float" office:value="-0.22726" calcext:value-type="float">
            <text:p>-0.2272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1953" calcext:value-type="float">
            <text:p>0.211953</text:p>
          </table:table-cell>
          <table:table-cell office:value-type="float" office:value="0.0178868" calcext:value-type="float">
            <text:p>0.0178868</text:p>
          </table:table-cell>
          <table:table-cell office:value-type="float" office:value="-0.232716" calcext:value-type="float">
            <text:p>-0.23271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9707" calcext:value-type="float">
            <text:p>0.209707</text:p>
          </table:table-cell>
          <table:table-cell office:value-type="float" office:value="0.0171528" calcext:value-type="float">
            <text:p>0.0171528</text:p>
          </table:table-cell>
          <table:table-cell office:value-type="float" office:value="-0.234708" calcext:value-type="float">
            <text:p>-0.23470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708" calcext:value-type="float">
            <text:p>0.210708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-0.230395" calcext:value-type="float">
            <text:p>-0.23039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09818" calcext:value-type="float">
            <text:p>0.209818</text:p>
          </table:table-cell>
          <table:table-cell office:value-type="float" office:value="0.0171477" calcext:value-type="float">
            <text:p>0.0171477</text:p>
          </table:table-cell>
          <table:table-cell office:value-type="float" office:value="-0.234176" calcext:value-type="float">
            <text:p>-0.23417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343" calcext:value-type="float">
            <text:p>0.210343</text:p>
          </table:table-cell>
          <table:table-cell office:value-type="float" office:value="0.017355" calcext:value-type="float">
            <text:p>0.017355</text:p>
          </table:table-cell>
          <table:table-cell office:value-type="float" office:value="-0.225564" calcext:value-type="float">
            <text:p>-0.22556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514" calcext:value-type="float">
            <text:p>0.210514</text:p>
          </table:table-cell>
          <table:table-cell office:value-type="float" office:value="0.0174095" calcext:value-type="float">
            <text:p>0.0174095</text:p>
          </table:table-cell>
          <table:table-cell office:value-type="float" office:value="-0.242921" calcext:value-type="float">
            <text:p>-0.24292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342" calcext:value-type="float">
            <text:p>0.210342</text:p>
          </table:table-cell>
          <table:table-cell office:value-type="float" office:value="0.0173669" calcext:value-type="float">
            <text:p>0.0173669</text:p>
          </table:table-cell>
          <table:table-cell office:value-type="float" office:value="-0.232251" calcext:value-type="float">
            <text:p>-0.23225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0.0175705" calcext:value-type="float">
            <text:p>0.0175705</text:p>
          </table:table-cell>
          <table:table-cell office:value-type="float" office:value="-0.23913" calcext:value-type="float">
            <text:p>-0.2391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10567" calcext:value-type="float">
            <text:p>0.210567</text:p>
          </table:table-cell>
          <table:table-cell office:value-type="float" office:value="0.0174633" calcext:value-type="float">
            <text:p>0.0174633</text:p>
          </table:table-cell>
          <table:table-cell office:value-type="float" office:value="-0.231725" calcext:value-type="float">
            <text:p>-0.23172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" table:style-name="ta2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50557" calcext:value-type="float">
            <text:p>0.250557</text:p>
          </table:table-cell>
          <table:table-cell office:value-type="float" office:value="0.0250492" calcext:value-type="float">
            <text:p>0.0250492</text:p>
          </table:table-cell>
          <table:table-cell office:value-type="float" office:value="-1.56834" calcext:value-type="float">
            <text:p>-1.5683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8071" calcext:value-type="float">
            <text:p>0.248071</text:p>
          </table:table-cell>
          <table:table-cell office:value-type="float" office:value="0.0245302" calcext:value-type="float">
            <text:p>0.0245302</text:p>
          </table:table-cell>
          <table:table-cell office:value-type="float" office:value="-1.56831" calcext:value-type="float">
            <text:p>-1.568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U1</text:p>
          </table:table-cell>
          <table:table-cell office:value-type="string" calcext:value-type="string">
            <text:p>HU2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50593" calcext:value-type="float">
            <text:p>0.250593</text:p>
          </table:table-cell>
          <table:table-cell office:value-type="float" office:value="0.0255692" calcext:value-type="float">
            <text:p>0.0255692</text:p>
          </table:table-cell>
          <table:table-cell office:value-type="float" office:value="-1.56904" calcext:value-type="float">
            <text:p>-1.56904</text:p>
          </table:table-cell>
          <table:table-cell office:value-type="string" calcext:value-type="string">
            <text:p>Aver</text:p>
          </table:table-cell>
          <table:table-cell table:formula="of:=AVERAGE([.B1:.B63])" office:value-type="float" office:value="0.246558650793651" calcext:value-type="float">
            <text:p>0.2465586508</text:p>
          </table:table-cell>
          <table:table-cell table:formula="of:=AVERAGE([.C1:.C63])" office:value-type="float" office:value="0.0249729301587302" calcext:value-type="float">
            <text:p>0.0249729302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9647" calcext:value-type="float">
            <text:p>0.249647</text:p>
          </table:table-cell>
          <table:table-cell office:value-type="float" office:value="0.0251616" calcext:value-type="float">
            <text:p>0.0251616</text:p>
          </table:table-cell>
          <table:table-cell office:value-type="float" office:value="-1.569" calcext:value-type="float">
            <text:p>-1.569</text:p>
          </table:table-cell>
          <table:table-cell office:value-type="string" calcext:value-type="string">
            <text:p>Median</text:p>
          </table:table-cell>
          <table:table-cell table:formula="of:=MEDIAN([.B$1:.B$63])" office:value-type="float" office:value="0.246088" calcext:value-type="float">
            <text:p>0.246088</text:p>
          </table:table-cell>
          <table:table-cell table:formula="of:=MEDIAN([.C$1:.C$63])" office:value-type="float" office:value="0.0246212" calcext:value-type="float">
            <text:p>0.0246212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8358" calcext:value-type="float">
            <text:p>0.248358</text:p>
          </table:table-cell>
          <table:table-cell office:value-type="float" office:value="0.0247039" calcext:value-type="float">
            <text:p>0.0247039</text:p>
          </table:table-cell>
          <table:table-cell office:value-type="float" office:value="1.56996" calcext:value-type="float">
            <text:p>1.56996</text:p>
          </table:table-cell>
          <table:table-cell office:value-type="string" calcext:value-type="string">
            <text:p>Variance</text:p>
          </table:table-cell>
          <table:table-cell table:formula="of:=COM.MICROSOFT.VAR.P([.B$1:.B$63])" office:value-type="float" office:value="0.0000812518485447216" calcext:value-type="float">
            <text:p>8.12518485447216E-005</text:p>
          </table:table-cell>
          <table:table-cell table:formula="of:=COM.MICROSOFT.VAR.P([.C$1:.C$63])" office:value-type="float" office:value="0.0000096807055182968" calcext:value-type="float">
            <text:p>9.6807055182968E-006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8881" calcext:value-type="float">
            <text:p>0.248881</text:p>
          </table:table-cell>
          <table:table-cell office:value-type="float" office:value="0.0246257" calcext:value-type="float">
            <text:p>0.0246257</text:p>
          </table:table-cell>
          <table:table-cell office:value-type="float" office:value="1.56701" calcext:value-type="float">
            <text:p>1.56701</text:p>
          </table:table-cell>
          <table:table-cell office:value-type="string" calcext:value-type="string">
            <text:p>StDev</text:p>
          </table:table-cell>
          <table:table-cell table:formula="of:=COM.MICROSOFT.STDEV.P([.B$1:.B$63])" office:value-type="float" office:value="0.00901398072688873" calcext:value-type="float">
            <text:p>0.0090139807</text:p>
          </table:table-cell>
          <table:table-cell table:formula="of:=COM.MICROSOFT.STDEV.P([.C$1:.C$63])" office:value-type="float" office:value="0.00311138321623949" calcext:value-type="float">
            <text:p>0.0031113832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9846" calcext:value-type="float">
            <text:p>0.249846</text:p>
          </table:table-cell>
          <table:table-cell office:value-type="float" office:value="0.0251279" calcext:value-type="float">
            <text:p>0.0251279</text:p>
          </table:table-cell>
          <table:table-cell office:value-type="float" office:value="-1.56784" calcext:value-type="float">
            <text:p>-1.56784</text:p>
          </table:table-cell>
          <table:table-cell office:value-type="string" calcext:value-type="string">
            <text:p>Max</text:p>
          </table:table-cell>
          <table:table-cell table:formula="of:=MAX([.B$1:.B$63])" office:value-type="float" office:value="0.266273" calcext:value-type="float">
            <text:p>0.266273</text:p>
          </table:table-cell>
          <table:table-cell table:formula="of:=MAX([.C$1:.C$63])" office:value-type="float" office:value="0.0321041" calcext:value-type="float">
            <text:p>0.0321041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9714" calcext:value-type="float">
            <text:p>0.249714</text:p>
          </table:table-cell>
          <table:table-cell office:value-type="float" office:value="0.0250359" calcext:value-type="float">
            <text:p>0.0250359</text:p>
          </table:table-cell>
          <table:table-cell office:value-type="float" office:value="1.57049" calcext:value-type="float">
            <text:p>1.57049</text:p>
          </table:table-cell>
          <table:table-cell office:value-type="string" calcext:value-type="string">
            <text:p>Min</text:p>
          </table:table-cell>
          <table:table-cell table:formula="of:=MIN([.B$1:.B$63])" office:value-type="float" office:value="0.229524" calcext:value-type="float">
            <text:p>0.229524</text:p>
          </table:table-cell>
          <table:table-cell table:formula="of:=MIN([.C$1:.C$63])" office:value-type="float" office:value="0.0194556" calcext:value-type="float">
            <text:p>0.0194556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8744" calcext:value-type="float">
            <text:p>0.248744</text:p>
          </table:table-cell>
          <table:table-cell office:value-type="float" office:value="0.0248397" calcext:value-type="float">
            <text:p>0.0248397</text:p>
          </table:table-cell>
          <table:table-cell office:value-type="float" office:value="-1.56821" calcext:value-type="float">
            <text:p>-1.5682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7521" calcext:value-type="float">
            <text:p>0.247521</text:p>
          </table:table-cell>
          <table:table-cell office:value-type="float" office:value="0.0248044" calcext:value-type="float">
            <text:p>0.0248044</text:p>
          </table:table-cell>
          <table:table-cell office:value-type="float" office:value="1.51282" calcext:value-type="float">
            <text:p>1.5128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7043" calcext:value-type="float">
            <text:p>0.247043</text:p>
          </table:table-cell>
          <table:table-cell office:value-type="float" office:value="0.0246054" calcext:value-type="float">
            <text:p>0.0246054</text:p>
          </table:table-cell>
          <table:table-cell office:value-type="float" office:value="1.51173" calcext:value-type="float">
            <text:p>1.5117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7195" calcext:value-type="float">
            <text:p>0.247195</text:p>
          </table:table-cell>
          <table:table-cell office:value-type="float" office:value="0.0246212" calcext:value-type="float">
            <text:p>0.0246212</text:p>
          </table:table-cell>
          <table:table-cell office:value-type="float" office:value="1.51467" calcext:value-type="float">
            <text:p>1.5146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7501" calcext:value-type="float">
            <text:p>0.247501</text:p>
          </table:table-cell>
          <table:table-cell office:value-type="float" office:value="0.0246818" calcext:value-type="float">
            <text:p>0.0246818</text:p>
          </table:table-cell>
          <table:table-cell office:value-type="float" office:value="1.51416" calcext:value-type="float">
            <text:p>1.5141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6088" calcext:value-type="float">
            <text:p>0.246088</text:p>
          </table:table-cell>
          <table:table-cell office:value-type="float" office:value="0.0243098" calcext:value-type="float">
            <text:p>0.0243098</text:p>
          </table:table-cell>
          <table:table-cell office:value-type="float" office:value="1.50834" calcext:value-type="float">
            <text:p>1.5083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6286" calcext:value-type="float">
            <text:p>0.246286</text:p>
          </table:table-cell>
          <table:table-cell office:value-type="float" office:value="0.0242308" calcext:value-type="float">
            <text:p>0.0242308</text:p>
          </table:table-cell>
          <table:table-cell office:value-type="float" office:value="1.50992" calcext:value-type="float">
            <text:p>1.5099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6275" calcext:value-type="float">
            <text:p>0.246275</text:p>
          </table:table-cell>
          <table:table-cell office:value-type="float" office:value="0.0242757" calcext:value-type="float">
            <text:p>0.0242757</text:p>
          </table:table-cell>
          <table:table-cell office:value-type="float" office:value="1.51078" calcext:value-type="float">
            <text:p>1.5107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6119" calcext:value-type="float">
            <text:p>0.246119</text:p>
          </table:table-cell>
          <table:table-cell office:value-type="float" office:value="0.0251666" calcext:value-type="float">
            <text:p>0.0251666</text:p>
          </table:table-cell>
          <table:table-cell office:value-type="float" office:value="1.54361" calcext:value-type="float">
            <text:p>1.5436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4914" calcext:value-type="float">
            <text:p>0.244914</text:p>
          </table:table-cell>
          <table:table-cell office:value-type="float" office:value="0.0246674" calcext:value-type="float">
            <text:p>0.0246674</text:p>
          </table:table-cell>
          <table:table-cell office:value-type="float" office:value="1.53681" calcext:value-type="float">
            <text:p>1.5368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4775" calcext:value-type="float">
            <text:p>0.244775</text:p>
          </table:table-cell>
          <table:table-cell office:value-type="float" office:value="0.0247622" calcext:value-type="float">
            <text:p>0.0247622</text:p>
          </table:table-cell>
          <table:table-cell office:value-type="float" office:value="1.53795" calcext:value-type="float">
            <text:p>1.5379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6013" calcext:value-type="float">
            <text:p>0.246013</text:p>
          </table:table-cell>
          <table:table-cell office:value-type="float" office:value="0.0250732" calcext:value-type="float">
            <text:p>0.0250732</text:p>
          </table:table-cell>
          <table:table-cell office:value-type="float" office:value="1.53695" calcext:value-type="float">
            <text:p>1.5369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5861" calcext:value-type="float">
            <text:p>0.245861</text:p>
          </table:table-cell>
          <table:table-cell office:value-type="float" office:value="0.0252731" calcext:value-type="float">
            <text:p>0.0252731</text:p>
          </table:table-cell>
          <table:table-cell office:value-type="float" office:value="1.53623" calcext:value-type="float">
            <text:p>1.5362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6744" calcext:value-type="float">
            <text:p>0.246744</text:p>
          </table:table-cell>
          <table:table-cell office:value-type="float" office:value="0.0253143" calcext:value-type="float">
            <text:p>0.0253143</text:p>
          </table:table-cell>
          <table:table-cell office:value-type="float" office:value="1.53478" calcext:value-type="float">
            <text:p>1.5347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4538" calcext:value-type="float">
            <text:p>0.244538</text:p>
          </table:table-cell>
          <table:table-cell office:value-type="float" office:value="0.0245542" calcext:value-type="float">
            <text:p>0.0245542</text:p>
          </table:table-cell>
          <table:table-cell office:value-type="float" office:value="1.53977" calcext:value-type="float">
            <text:p>1.5397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4841" calcext:value-type="float">
            <text:p>0.244841</text:p>
          </table:table-cell>
          <table:table-cell office:value-type="float" office:value="0.0248939" calcext:value-type="float">
            <text:p>0.0248939</text:p>
          </table:table-cell>
          <table:table-cell office:value-type="float" office:value="1.53945" calcext:value-type="float">
            <text:p>1.5394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4384" calcext:value-type="float">
            <text:p>0.244384</text:p>
          </table:table-cell>
          <table:table-cell office:value-type="float" office:value="0.0236757" calcext:value-type="float">
            <text:p>0.0236757</text:p>
          </table:table-cell>
          <table:table-cell office:value-type="float" office:value="-1.56675" calcext:value-type="float">
            <text:p>-1.5667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0907" calcext:value-type="float">
            <text:p>0.240907</text:p>
          </table:table-cell>
          <table:table-cell office:value-type="float" office:value="0.0224265" calcext:value-type="float">
            <text:p>0.0224265</text:p>
          </table:table-cell>
          <table:table-cell office:value-type="float" office:value="-1.5625" calcext:value-type="float">
            <text:p>-1.562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1101" calcext:value-type="float">
            <text:p>0.241101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-1.56712" calcext:value-type="float">
            <text:p>-1.5671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0929" calcext:value-type="float">
            <text:p>0.240929</text:p>
          </table:table-cell>
          <table:table-cell office:value-type="float" office:value="0.0225916" calcext:value-type="float">
            <text:p>0.0225916</text:p>
          </table:table-cell>
          <table:table-cell office:value-type="float" office:value="-1.56638" calcext:value-type="float">
            <text:p>-1.5663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2709" calcext:value-type="float">
            <text:p>0.232709</text:p>
          </table:table-cell>
          <table:table-cell office:value-type="float" office:value="0.0204633" calcext:value-type="float">
            <text:p>0.0204633</text:p>
          </table:table-cell>
          <table:table-cell office:value-type="float" office:value="0.563243" calcext:value-type="float">
            <text:p>0.56324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2956" calcext:value-type="float">
            <text:p>0.232956</text:p>
          </table:table-cell>
          <table:table-cell office:value-type="float" office:value="0.0205456" calcext:value-type="float">
            <text:p>0.0205456</text:p>
          </table:table-cell>
          <table:table-cell office:value-type="float" office:value="0.56524" calcext:value-type="float">
            <text:p>0.5652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3408" calcext:value-type="float">
            <text:p>0.233408</text:p>
          </table:table-cell>
          <table:table-cell office:value-type="float" office:value="0.0207435" calcext:value-type="float">
            <text:p>0.0207435</text:p>
          </table:table-cell>
          <table:table-cell office:value-type="float" office:value="0.56157" calcext:value-type="float">
            <text:p>0.5615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274" calcext:value-type="float">
            <text:p>0.23274</text:p>
          </table:table-cell>
          <table:table-cell office:value-type="float" office:value="0.0205964" calcext:value-type="float">
            <text:p>0.0205964</text:p>
          </table:table-cell>
          <table:table-cell office:value-type="float" office:value="0.558428" calcext:value-type="float">
            <text:p>0.55842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29524" calcext:value-type="float">
            <text:p>0.229524</text:p>
          </table:table-cell>
          <table:table-cell office:value-type="float" office:value="0.0194556" calcext:value-type="float">
            <text:p>0.0194556</text:p>
          </table:table-cell>
          <table:table-cell office:value-type="float" office:value="0.569042" calcext:value-type="float">
            <text:p>0.56904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3685" calcext:value-type="float">
            <text:p>0.233685</text:p>
          </table:table-cell>
          <table:table-cell office:value-type="float" office:value="0.0207256" calcext:value-type="float">
            <text:p>0.0207256</text:p>
          </table:table-cell>
          <table:table-cell office:value-type="float" office:value="0.566128" calcext:value-type="float">
            <text:p>0.56612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1784" calcext:value-type="float">
            <text:p>0.231784</text:p>
          </table:table-cell>
          <table:table-cell office:value-type="float" office:value="0.0200989" calcext:value-type="float">
            <text:p>0.0200989</text:p>
          </table:table-cell>
          <table:table-cell office:value-type="float" office:value="0.57147" calcext:value-type="float">
            <text:p>0.5714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1862" calcext:value-type="float">
            <text:p>0.231862</text:p>
          </table:table-cell>
          <table:table-cell office:value-type="float" office:value="0.0202791" calcext:value-type="float">
            <text:p>0.0202791</text:p>
          </table:table-cell>
          <table:table-cell office:value-type="float" office:value="0.569932" calcext:value-type="float">
            <text:p>0.56993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3087" calcext:value-type="float">
            <text:p>0.233087</text:p>
          </table:table-cell>
          <table:table-cell office:value-type="float" office:value="0.020825" calcext:value-type="float">
            <text:p>0.020825</text:p>
          </table:table-cell>
          <table:table-cell office:value-type="float" office:value="0.564062" calcext:value-type="float">
            <text:p>0.56406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3208" calcext:value-type="float">
            <text:p>0.243208</text:p>
          </table:table-cell>
          <table:table-cell office:value-type="float" office:value="0.0237697" calcext:value-type="float">
            <text:p>0.0237697</text:p>
          </table:table-cell>
          <table:table-cell office:value-type="float" office:value="0.594098" calcext:value-type="float">
            <text:p>0.59409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4201" calcext:value-type="float">
            <text:p>0.244201</text:p>
          </table:table-cell>
          <table:table-cell office:value-type="float" office:value="0.0242897" calcext:value-type="float">
            <text:p>0.0242897</text:p>
          </table:table-cell>
          <table:table-cell office:value-type="float" office:value="0.59652" calcext:value-type="float">
            <text:p>0.5965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3201" calcext:value-type="float">
            <text:p>0.243201</text:p>
          </table:table-cell>
          <table:table-cell office:value-type="float" office:value="0.0237992" calcext:value-type="float">
            <text:p>0.0237992</text:p>
          </table:table-cell>
          <table:table-cell office:value-type="float" office:value="0.59527" calcext:value-type="float">
            <text:p>0.5952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3127" calcext:value-type="float">
            <text:p>0.243127</text:p>
          </table:table-cell>
          <table:table-cell office:value-type="float" office:value="0.0238599" calcext:value-type="float">
            <text:p>0.0238599</text:p>
          </table:table-cell>
          <table:table-cell office:value-type="float" office:value="0.595908" calcext:value-type="float">
            <text:p>0.59590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0241851" calcext:value-type="float">
            <text:p>0.0241851</text:p>
          </table:table-cell>
          <table:table-cell office:value-type="float" office:value="0.594701" calcext:value-type="float">
            <text:p>0.59470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3213" calcext:value-type="float">
            <text:p>0.243213</text:p>
          </table:table-cell>
          <table:table-cell office:value-type="float" office:value="0.0238438" calcext:value-type="float">
            <text:p>0.0238438</text:p>
          </table:table-cell>
          <table:table-cell office:value-type="float" office:value="0.593612" calcext:value-type="float">
            <text:p>0.59361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4309" calcext:value-type="float">
            <text:p>0.244309</text:p>
          </table:table-cell>
          <table:table-cell office:value-type="float" office:value="0.0242012" calcext:value-type="float">
            <text:p>0.0242012</text:p>
          </table:table-cell>
          <table:table-cell office:value-type="float" office:value="0.59398" calcext:value-type="float">
            <text:p>0.5939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64077" calcext:value-type="float">
            <text:p>0.264077</text:p>
          </table:table-cell>
          <table:table-cell office:value-type="float" office:value="0.0315236" calcext:value-type="float">
            <text:p>0.0315236</text:p>
          </table:table-cell>
          <table:table-cell office:value-type="float" office:value="0.731368" calcext:value-type="float">
            <text:p>0.73136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65326" calcext:value-type="float">
            <text:p>0.265326</text:p>
          </table:table-cell>
          <table:table-cell office:value-type="float" office:value="0.0318813" calcext:value-type="float">
            <text:p>0.0318813</text:p>
          </table:table-cell>
          <table:table-cell office:value-type="float" office:value="0.731391" calcext:value-type="float">
            <text:p>0.73139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66273" calcext:value-type="float">
            <text:p>0.266273</text:p>
          </table:table-cell>
          <table:table-cell office:value-type="float" office:value="0.0321041" calcext:value-type="float">
            <text:p>0.0321041</text:p>
          </table:table-cell>
          <table:table-cell office:value-type="float" office:value="0.730641" calcext:value-type="float">
            <text:p>0.73064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64928" calcext:value-type="float">
            <text:p>0.264928</text:p>
          </table:table-cell>
          <table:table-cell office:value-type="float" office:value="0.031808" calcext:value-type="float">
            <text:p>0.031808</text:p>
          </table:table-cell>
          <table:table-cell office:value-type="float" office:value="0.729651" calcext:value-type="float">
            <text:p>0.72965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65488" calcext:value-type="float">
            <text:p>0.265488</text:p>
          </table:table-cell>
          <table:table-cell office:value-type="float" office:value="0.0319606" calcext:value-type="float">
            <text:p>0.0319606</text:p>
          </table:table-cell>
          <table:table-cell office:value-type="float" office:value="0.73196" calcext:value-type="float">
            <text:p>0.7319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65548" calcext:value-type="float">
            <text:p>0.265548</text:p>
          </table:table-cell>
          <table:table-cell office:value-type="float" office:value="0.0318704" calcext:value-type="float">
            <text:p>0.0318704</text:p>
          </table:table-cell>
          <table:table-cell office:value-type="float" office:value="0.727695" calcext:value-type="float">
            <text:p>0.72769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9904" calcext:value-type="float">
            <text:p>0.239904</text:p>
          </table:table-cell>
          <table:table-cell office:value-type="float" office:value="0.023496" calcext:value-type="float">
            <text:p>0.023496</text:p>
          </table:table-cell>
          <table:table-cell office:value-type="float" office:value="0.688949" calcext:value-type="float">
            <text:p>0.68894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8759" calcext:value-type="float">
            <text:p>0.238759</text:p>
          </table:table-cell>
          <table:table-cell office:value-type="float" office:value="0.0231785" calcext:value-type="float">
            <text:p>0.0231785</text:p>
          </table:table-cell>
          <table:table-cell office:value-type="float" office:value="0.693255" calcext:value-type="float">
            <text:p>0.69325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6788" calcext:value-type="float">
            <text:p>0.236788</text:p>
          </table:table-cell>
          <table:table-cell office:value-type="float" office:value="0.0225856" calcext:value-type="float">
            <text:p>0.0225856</text:p>
          </table:table-cell>
          <table:table-cell office:value-type="float" office:value="0.689465" calcext:value-type="float">
            <text:p>0.68946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4081" calcext:value-type="float">
            <text:p>0.24081</text:p>
          </table:table-cell>
          <table:table-cell office:value-type="float" office:value="0.0239413" calcext:value-type="float">
            <text:p>0.0239413</text:p>
          </table:table-cell>
          <table:table-cell office:value-type="float" office:value="0.685903" calcext:value-type="float">
            <text:p>0.68590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39972" calcext:value-type="float">
            <text:p>0.239972</text:p>
          </table:table-cell>
          <table:table-cell office:value-type="float" office:value="0.0234796" calcext:value-type="float">
            <text:p>0.0234796</text:p>
          </table:table-cell>
          <table:table-cell office:value-type="float" office:value="0.695708" calcext:value-type="float">
            <text:p>0.69570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55383" calcext:value-type="float">
            <text:p>0.255383</text:p>
          </table:table-cell>
          <table:table-cell office:value-type="float" office:value="0.0278667" calcext:value-type="float">
            <text:p>0.0278667</text:p>
          </table:table-cell>
          <table:table-cell office:value-type="float" office:value="0.72964" calcext:value-type="float">
            <text:p>0.7296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5491" calcext:value-type="float">
            <text:p>0.25491</text:p>
          </table:table-cell>
          <table:table-cell office:value-type="float" office:value="0.0280151" calcext:value-type="float">
            <text:p>0.0280151</text:p>
          </table:table-cell>
          <table:table-cell office:value-type="float" office:value="0.723499" calcext:value-type="float">
            <text:p>0.72349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53849" calcext:value-type="float">
            <text:p>0.253849</text:p>
          </table:table-cell>
          <table:table-cell office:value-type="float" office:value="0.0277958" calcext:value-type="float">
            <text:p>0.0277958</text:p>
          </table:table-cell>
          <table:table-cell office:value-type="float" office:value="0.722718" calcext:value-type="float">
            <text:p>0.72271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58032" calcext:value-type="float">
            <text:p>0.258032</text:p>
          </table:table-cell>
          <table:table-cell office:value-type="float" office:value="0.0292299" calcext:value-type="float">
            <text:p>0.0292299</text:p>
          </table:table-cell>
          <table:table-cell office:value-type="float" office:value="0.713457" calcext:value-type="float">
            <text:p>0.71345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5705" calcext:value-type="float">
            <text:p>0.25705</text:p>
          </table:table-cell>
          <table:table-cell office:value-type="float" office:value="0.0289075" calcext:value-type="float">
            <text:p>0.0289075</text:p>
          </table:table-cell>
          <table:table-cell office:value-type="float" office:value="0.71859" calcext:value-type="float">
            <text:p>0.7185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55516" calcext:value-type="float">
            <text:p>0.255516</text:p>
          </table:table-cell>
          <table:table-cell office:value-type="float" office:value="0.0284937" calcext:value-type="float">
            <text:p>0.0284937</text:p>
          </table:table-cell>
          <table:table-cell office:value-type="float" office:value="0.729644" calcext:value-type="float">
            <text:p>0.72964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55175" calcext:value-type="float">
            <text:p>0.255175</text:p>
          </table:table-cell>
          <table:table-cell office:value-type="float" office:value="0.0279814" calcext:value-type="float">
            <text:p>0.0279814</text:p>
          </table:table-cell>
          <table:table-cell office:value-type="float" office:value="0.726777" calcext:value-type="float">
            <text:p>0.72677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255047" calcext:value-type="float">
            <text:p>0.255047</text:p>
          </table:table-cell>
          <table:table-cell office:value-type="float" office:value="0.0283928" calcext:value-type="float">
            <text:p>0.0283928</text:p>
          </table:table-cell>
          <table:table-cell office:value-type="float" office:value="0.730878" calcext:value-type="float">
            <text:p>0.73087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chara" table:style-name="ta3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28557" calcext:value-type="float">
            <text:p>0.528557</text:p>
          </table:table-cell>
          <table:table-cell office:value-type="float" office:value="0.232784" calcext:value-type="float">
            <text:p>0.232784</text:p>
          </table:table-cell>
          <table:table-cell office:value-type="float" office:value="0.657842" calcext:value-type="float">
            <text:p>0.65784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30522" calcext:value-type="float">
            <text:p>0.530522</text:p>
          </table:table-cell>
          <table:table-cell office:value-type="float" office:value="0.234736" calcext:value-type="float">
            <text:p>0.234736</text:p>
          </table:table-cell>
          <table:table-cell office:value-type="float" office:value="0.660515" calcext:value-type="float">
            <text:p>0.6605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U1</text:p>
          </table:table-cell>
          <table:table-cell office:value-type="string" calcext:value-type="string">
            <text:p>HU2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31463" calcext:value-type="float">
            <text:p>0.531463</text:p>
          </table:table-cell>
          <table:table-cell office:value-type="float" office:value="0.235173" calcext:value-type="float">
            <text:p>0.235173</text:p>
          </table:table-cell>
          <table:table-cell office:value-type="float" office:value="0.656438" calcext:value-type="float">
            <text:p>0.656438</text:p>
          </table:table-cell>
          <table:table-cell office:value-type="string" calcext:value-type="string">
            <text:p>Aver</text:p>
          </table:table-cell>
          <table:table-cell table:formula="of:=AVERAGE([.B1:.B46])" office:value-type="float" office:value="0.498436760869565" calcext:value-type="float">
            <text:p>0.4984367609</text:p>
          </table:table-cell>
          <table:table-cell table:formula="of:=AVERAGE([.C1:.C46])" office:value-type="float" office:value="0.206265347826087" calcext:value-type="float">
            <text:p>0.2062653478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26612" calcext:value-type="float">
            <text:p>0.526612</text:p>
          </table:table-cell>
          <table:table-cell office:value-type="float" office:value="0.230869" calcext:value-type="float">
            <text:p>0.230869</text:p>
          </table:table-cell>
          <table:table-cell office:value-type="float" office:value="0.659731" calcext:value-type="float">
            <text:p>0.659731</text:p>
          </table:table-cell>
          <table:table-cell office:value-type="string" calcext:value-type="string">
            <text:p>Median</text:p>
          </table:table-cell>
          <table:table-cell table:formula="of:=MEDIAN([.B$1:.B$46])" office:value-type="float" office:value="0.4956315" calcext:value-type="float">
            <text:p>0.4956315</text:p>
          </table:table-cell>
          <table:table-cell table:formula="of:=MEDIAN([.C$1:.C$46])" office:value-type="float" office:value="0.2050985" calcext:value-type="float">
            <text:p>0.2050985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33261" calcext:value-type="float">
            <text:p>0.533261</text:p>
          </table:table-cell>
          <table:table-cell office:value-type="float" office:value="0.237121" calcext:value-type="float">
            <text:p>0.237121</text:p>
          </table:table-cell>
          <table:table-cell office:value-type="float" office:value="0.657226" calcext:value-type="float">
            <text:p>0.657226</text:p>
          </table:table-cell>
          <table:table-cell office:value-type="string" calcext:value-type="string">
            <text:p>Variance</text:p>
          </table:table-cell>
          <table:table-cell table:formula="of:=COM.MICROSOFT.VAR.P([.B$1:.B$79])" office:value-type="float" office:value="0.00106238356113847" calcext:value-type="float">
            <text:p>0.0010623836</text:p>
          </table:table-cell>
          <table:table-cell table:formula="of:=COM.MICROSOFT.VAR.P([.C$1:.C$79])" office:value-type="float" office:value="0.000860440467313796" calcext:value-type="float">
            <text:p>0.0008604405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29747" calcext:value-type="float">
            <text:p>0.529747</text:p>
          </table:table-cell>
          <table:table-cell office:value-type="float" office:value="0.234078" calcext:value-type="float">
            <text:p>0.234078</text:p>
          </table:table-cell>
          <table:table-cell office:value-type="float" office:value="0.661322" calcext:value-type="float">
            <text:p>0.661322</text:p>
          </table:table-cell>
          <table:table-cell office:value-type="string" calcext:value-type="string">
            <text:p>StDev</text:p>
          </table:table-cell>
          <table:table-cell table:formula="of:=COM.MICROSOFT.STDEV.P([.B$1:.B$46])" office:value-type="float" office:value="0.0325942258864736" calcext:value-type="float">
            <text:p>0.0325942259</text:p>
          </table:table-cell>
          <table:table-cell table:formula="of:=COM.MICROSOFT.STDEV.P([.C$1:.C$46])" office:value-type="float" office:value="0.0293332655412553" calcext:value-type="float">
            <text:p>0.0293332655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39646" calcext:value-type="float">
            <text:p>0.539646</text:p>
          </table:table-cell>
          <table:table-cell office:value-type="float" office:value="0.245336" calcext:value-type="float">
            <text:p>0.245336</text:p>
          </table:table-cell>
          <table:table-cell office:value-type="float" office:value="0.670734" calcext:value-type="float">
            <text:p>0.670734</text:p>
          </table:table-cell>
          <table:table-cell office:value-type="string" calcext:value-type="string">
            <text:p>Max</text:p>
          </table:table-cell>
          <table:table-cell table:formula="of:=MAX([.B$1:.B$79])" office:value-type="float" office:value="0.545624" calcext:value-type="float">
            <text:p>0.545624</text:p>
          </table:table-cell>
          <table:table-cell table:formula="of:=MAX([.C$1:.C$79])" office:value-type="float" office:value="0.251342" calcext:value-type="float">
            <text:p>0.251342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45514" calcext:value-type="float">
            <text:p>0.545514</text:p>
          </table:table-cell>
          <table:table-cell office:value-type="float" office:value="0.251342" calcext:value-type="float">
            <text:p>0.251342</text:p>
          </table:table-cell>
          <table:table-cell office:value-type="float" office:value="0.673493" calcext:value-type="float">
            <text:p>0.673493</text:p>
          </table:table-cell>
          <table:table-cell office:value-type="string" calcext:value-type="string">
            <text:p>Min</text:p>
          </table:table-cell>
          <table:table-cell table:formula="of:=MIN([.B$1:.B$46])" office:value-type="float" office:value="0.438063" calcext:value-type="float">
            <text:p>0.438063</text:p>
          </table:table-cell>
          <table:table-cell table:formula="of:=MIN([.C$1:.C$46])" office:value-type="float" office:value="0.154659" calcext:value-type="float">
            <text:p>0.154659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42846" calcext:value-type="float">
            <text:p>0.542846</text:p>
          </table:table-cell>
          <table:table-cell office:value-type="float" office:value="0.248493" calcext:value-type="float">
            <text:p>0.248493</text:p>
          </table:table-cell>
          <table:table-cell office:value-type="float" office:value="0.671893" calcext:value-type="float">
            <text:p>0.67189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45624" calcext:value-type="float">
            <text:p>0.545624</text:p>
          </table:table-cell>
          <table:table-cell office:value-type="float" office:value="0.25113" calcext:value-type="float">
            <text:p>0.25113</text:p>
          </table:table-cell>
          <table:table-cell office:value-type="float" office:value="0.67142" calcext:value-type="float">
            <text:p>0.6714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17691" calcext:value-type="float">
            <text:p>0.517691</text:p>
          </table:table-cell>
          <table:table-cell office:value-type="float" office:value="0.220727" calcext:value-type="float">
            <text:p>0.220727</text:p>
          </table:table-cell>
          <table:table-cell office:value-type="float" office:value="0.644676" calcext:value-type="float">
            <text:p>0.64467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17679" calcext:value-type="float">
            <text:p>0.517679</text:p>
          </table:table-cell>
          <table:table-cell office:value-type="float" office:value="0.220881" calcext:value-type="float">
            <text:p>0.220881</text:p>
          </table:table-cell>
          <table:table-cell office:value-type="float" office:value="0.642111" calcext:value-type="float">
            <text:p>0.64211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10286" calcext:value-type="float">
            <text:p>0.510286</text:p>
          </table:table-cell>
          <table:table-cell office:value-type="float" office:value="0.213499" calcext:value-type="float">
            <text:p>0.213499</text:p>
          </table:table-cell>
          <table:table-cell office:value-type="float" office:value="0.644902" calcext:value-type="float">
            <text:p>0.64490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23319" calcext:value-type="float">
            <text:p>0.523319</text:p>
          </table:table-cell>
          <table:table-cell office:value-type="float" office:value="0.226363" calcext:value-type="float">
            <text:p>0.226363</text:p>
          </table:table-cell>
          <table:table-cell office:value-type="float" office:value="0.641659" calcext:value-type="float">
            <text:p>0.64165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26292" calcext:value-type="float">
            <text:p>0.526292</text:p>
          </table:table-cell>
          <table:table-cell office:value-type="float" office:value="0.229606" calcext:value-type="float">
            <text:p>0.229606</text:p>
          </table:table-cell>
          <table:table-cell office:value-type="float" office:value="0.641143" calcext:value-type="float">
            <text:p>0.64114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24133" calcext:value-type="float">
            <text:p>0.524133</text:p>
          </table:table-cell>
          <table:table-cell office:value-type="float" office:value="0.227766" calcext:value-type="float">
            <text:p>0.227766</text:p>
          </table:table-cell>
          <table:table-cell office:value-type="float" office:value="0.644043" calcext:value-type="float">
            <text:p>0.64404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69107" calcext:value-type="float">
            <text:p>0.469107</text:p>
          </table:table-cell>
          <table:table-cell office:value-type="float" office:value="0.170556" calcext:value-type="float">
            <text:p>0.170556</text:p>
          </table:table-cell>
          <table:table-cell office:value-type="float" office:value="0.651503" calcext:value-type="float">
            <text:p>0.65150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89442" calcext:value-type="float">
            <text:p>0.489442</text:p>
          </table:table-cell>
          <table:table-cell office:value-type="float" office:value="0.189471" calcext:value-type="float">
            <text:p>0.189471</text:p>
          </table:table-cell>
          <table:table-cell office:value-type="float" office:value="0.648106" calcext:value-type="float">
            <text:p>0.64810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84147" calcext:value-type="float">
            <text:p>0.484147</text:p>
          </table:table-cell>
          <table:table-cell office:value-type="float" office:value="0.18487" calcext:value-type="float">
            <text:p>0.18487</text:p>
          </table:table-cell>
          <table:table-cell office:value-type="float" office:value="0.651743" calcext:value-type="float">
            <text:p>0.65174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7786" calcext:value-type="float">
            <text:p>0.47786</text:p>
          </table:table-cell>
          <table:table-cell office:value-type="float" office:value="0.178778" calcext:value-type="float">
            <text:p>0.178778</text:p>
          </table:table-cell>
          <table:table-cell office:value-type="float" office:value="0.649586" calcext:value-type="float">
            <text:p>0.64958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24797" calcext:value-type="float">
            <text:p>0.524797</text:p>
          </table:table-cell>
          <table:table-cell office:value-type="float" office:value="0.230061" calcext:value-type="float">
            <text:p>0.230061</text:p>
          </table:table-cell>
          <table:table-cell office:value-type="float" office:value="0.646314" calcext:value-type="float">
            <text:p>0.64631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4509" calcext:value-type="float">
            <text:p>0.54509</text:p>
          </table:table-cell>
          <table:table-cell office:value-type="float" office:value="0.250225" calcext:value-type="float">
            <text:p>0.250225</text:p>
          </table:table-cell>
          <table:table-cell office:value-type="float" office:value="0.645677" calcext:value-type="float">
            <text:p>0.64567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40535" calcext:value-type="float">
            <text:p>0.540535</text:p>
          </table:table-cell>
          <table:table-cell office:value-type="float" office:value="0.2452" calcext:value-type="float">
            <text:p>0.2452</text:p>
          </table:table-cell>
          <table:table-cell office:value-type="float" office:value="0.641433" calcext:value-type="float">
            <text:p>0.64143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42385" calcext:value-type="float">
            <text:p>0.542385</text:p>
          </table:table-cell>
          <table:table-cell office:value-type="float" office:value="0.24672" calcext:value-type="float">
            <text:p>0.24672</text:p>
          </table:table-cell>
          <table:table-cell office:value-type="float" office:value="0.653153" calcext:value-type="float">
            <text:p>0.65315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74619" calcext:value-type="float">
            <text:p>0.474619</text:p>
          </table:table-cell>
          <table:table-cell office:value-type="float" office:value="0.188568" calcext:value-type="float">
            <text:p>0.188568</text:p>
          </table:table-cell>
          <table:table-cell office:value-type="float" office:value="-0.72578" calcext:value-type="float">
            <text:p>-0.7257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86121" calcext:value-type="float">
            <text:p>0.486121</text:p>
          </table:table-cell>
          <table:table-cell office:value-type="float" office:value="0.198316" calcext:value-type="float">
            <text:p>0.198316</text:p>
          </table:table-cell>
          <table:table-cell office:value-type="float" office:value="-0.72962" calcext:value-type="float">
            <text:p>-0.7296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77551" calcext:value-type="float">
            <text:p>0.477551</text:p>
          </table:table-cell>
          <table:table-cell office:value-type="float" office:value="0.191528" calcext:value-type="float">
            <text:p>0.191528</text:p>
          </table:table-cell>
          <table:table-cell office:value-type="float" office:value="-0.723922" calcext:value-type="float">
            <text:p>-0.72392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44136" calcext:value-type="float">
            <text:p>0.444136</text:p>
          </table:table-cell>
          <table:table-cell office:value-type="float" office:value="0.160074" calcext:value-type="float">
            <text:p>0.160074</text:p>
          </table:table-cell>
          <table:table-cell office:value-type="float" office:value="-0.775176" calcext:value-type="float">
            <text:p>-0.77517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51829" calcext:value-type="float">
            <text:p>0.451829</text:p>
          </table:table-cell>
          <table:table-cell office:value-type="float" office:value="0.166841" calcext:value-type="float">
            <text:p>0.166841</text:p>
          </table:table-cell>
          <table:table-cell office:value-type="float" office:value="-0.76746" calcext:value-type="float">
            <text:p>-0.7674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38063" calcext:value-type="float">
            <text:p>0.438063</text:p>
          </table:table-cell>
          <table:table-cell office:value-type="float" office:value="0.154659" calcext:value-type="float">
            <text:p>0.154659</text:p>
          </table:table-cell>
          <table:table-cell office:value-type="float" office:value="-0.7676" calcext:value-type="float">
            <text:p>-0.767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40578" calcext:value-type="float">
            <text:p>0.440578</text:p>
          </table:table-cell>
          <table:table-cell office:value-type="float" office:value="0.15751" calcext:value-type="float">
            <text:p>0.15751</text:p>
          </table:table-cell>
          <table:table-cell office:value-type="float" office:value="-0.768875" calcext:value-type="float">
            <text:p>-0.76887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91214" calcext:value-type="float">
            <text:p>0.491214</text:p>
          </table:table-cell>
          <table:table-cell office:value-type="float" office:value="0.200768" calcext:value-type="float">
            <text:p>0.200768</text:p>
          </table:table-cell>
          <table:table-cell office:value-type="float" office:value="-0.811317" calcext:value-type="float">
            <text:p>-0.81131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505884" calcext:value-type="float">
            <text:p>0.505884</text:p>
          </table:table-cell>
          <table:table-cell office:value-type="float" office:value="0.215061" calcext:value-type="float">
            <text:p>0.215061</text:p>
          </table:table-cell>
          <table:table-cell office:value-type="float" office:value="-0.814215" calcext:value-type="float">
            <text:p>-0.81421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95305" calcext:value-type="float">
            <text:p>0.495305</text:p>
          </table:table-cell>
          <table:table-cell office:value-type="float" office:value="0.203861" calcext:value-type="float">
            <text:p>0.203861</text:p>
          </table:table-cell>
          <table:table-cell office:value-type="float" office:value="-0.820817" calcext:value-type="float">
            <text:p>-0.82081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8392" calcext:value-type="float">
            <text:p>0.48392</text:p>
          </table:table-cell>
          <table:table-cell office:value-type="float" office:value="0.193285" calcext:value-type="float">
            <text:p>0.193285</text:p>
          </table:table-cell>
          <table:table-cell office:value-type="float" office:value="-0.812577" calcext:value-type="float">
            <text:p>-0.81257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92472" calcext:value-type="float">
            <text:p>0.492472</text:p>
          </table:table-cell>
          <table:table-cell office:value-type="float" office:value="0.202852" calcext:value-type="float">
            <text:p>0.202852</text:p>
          </table:table-cell>
          <table:table-cell office:value-type="float" office:value="-0.741383" calcext:value-type="float">
            <text:p>-0.74138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95958" calcext:value-type="float">
            <text:p>0.495958</text:p>
          </table:table-cell>
          <table:table-cell office:value-type="float" office:value="0.206336" calcext:value-type="float">
            <text:p>0.206336</text:p>
          </table:table-cell>
          <table:table-cell office:value-type="float" office:value="-0.737082" calcext:value-type="float">
            <text:p>-0.73708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96319" calcext:value-type="float">
            <text:p>0.496319</text:p>
          </table:table-cell>
          <table:table-cell office:value-type="float" office:value="0.20648" calcext:value-type="float">
            <text:p>0.20648</text:p>
          </table:table-cell>
          <table:table-cell office:value-type="float" office:value="-0.733825" calcext:value-type="float">
            <text:p>-0.73382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73987" calcext:value-type="float">
            <text:p>0.473987</text:p>
          </table:table-cell>
          <table:table-cell office:value-type="float" office:value="0.184951" calcext:value-type="float">
            <text:p>0.184951</text:p>
          </table:table-cell>
          <table:table-cell office:value-type="float" office:value="-0.739037" calcext:value-type="float">
            <text:p>-0.73903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60615" calcext:value-type="float">
            <text:p>0.460615</text:p>
          </table:table-cell>
          <table:table-cell office:value-type="float" office:value="0.17437" calcext:value-type="float">
            <text:p>0.17437</text:p>
          </table:table-cell>
          <table:table-cell office:value-type="float" office:value="-0.750771" calcext:value-type="float">
            <text:p>-0.75077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58517" calcext:value-type="float">
            <text:p>0.458517</text:p>
          </table:table-cell>
          <table:table-cell office:value-type="float" office:value="0.172115" calcext:value-type="float">
            <text:p>0.172115</text:p>
          </table:table-cell>
          <table:table-cell office:value-type="float" office:value="-0.752627" calcext:value-type="float">
            <text:p>-0.75262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67859" calcext:value-type="float">
            <text:p>0.467859</text:p>
          </table:table-cell>
          <table:table-cell office:value-type="float" office:value="0.180442" calcext:value-type="float">
            <text:p>0.180442</text:p>
          </table:table-cell>
          <table:table-cell office:value-type="float" office:value="-0.753006" calcext:value-type="float">
            <text:p>-0.75300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66465" calcext:value-type="float">
            <text:p>0.466465</text:p>
          </table:table-cell>
          <table:table-cell office:value-type="float" office:value="0.178945" calcext:value-type="float">
            <text:p>0.178945</text:p>
          </table:table-cell>
          <table:table-cell office:value-type="float" office:value="-0.75402" calcext:value-type="float">
            <text:p>-0.7540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59123" calcext:value-type="float">
            <text:p>0.459123</text:p>
          </table:table-cell>
          <table:table-cell office:value-type="float" office:value="0.170978" calcext:value-type="float">
            <text:p>0.170978</text:p>
          </table:table-cell>
          <table:table-cell office:value-type="float" office:value="-0.733593" calcext:value-type="float">
            <text:p>-0.73359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57719" calcext:value-type="float">
            <text:p>0.457719</text:p>
          </table:table-cell>
          <table:table-cell office:value-type="float" office:value="0.169937" calcext:value-type="float">
            <text:p>0.169937</text:p>
          </table:table-cell>
          <table:table-cell office:value-type="float" office:value="-0.730793" calcext:value-type="float">
            <text:p>-0.73079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463282" calcext:value-type="float">
            <text:p>0.463282</text:p>
          </table:table-cell>
          <table:table-cell office:value-type="float" office:value="0.174544" calcext:value-type="float">
            <text:p>0.174544</text:p>
          </table:table-cell>
          <table:table-cell office:value-type="float" office:value="-0.729262" calcext:value-type="float">
            <text:p>-0.729262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o" table:style-name="ta4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092" calcext:value-type="float">
            <text:p>0.174092</text:p>
          </table:table-cell>
          <table:table-cell office:value-type="float" office:value="0.00259177" calcext:value-type="float">
            <text:p>0.00259177</text:p>
          </table:table-cell>
          <table:table-cell office:value-type="float" office:value="-0.0556485" calcext:value-type="float">
            <text:p>-0.055648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902" calcext:value-type="float">
            <text:p>0.173902</text:p>
          </table:table-cell>
          <table:table-cell office:value-type="float" office:value="0.00252419" calcext:value-type="float">
            <text:p>0.00252419</text:p>
          </table:table-cell>
          <table:table-cell office:value-type="float" office:value="-0.0405511" calcext:value-type="float">
            <text:p>-0.04055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U1</text:p>
          </table:table-cell>
          <table:table-cell office:value-type="string" calcext:value-type="string">
            <text:p>HU2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439" calcext:value-type="float">
            <text:p>0.174439</text:p>
          </table:table-cell>
          <table:table-cell office:value-type="float" office:value="0.00272546" calcext:value-type="float">
            <text:p>0.00272546</text:p>
          </table:table-cell>
          <table:table-cell office:value-type="float" office:value="-0.0574235" calcext:value-type="float">
            <text:p>-0.0574235</text:p>
          </table:table-cell>
          <table:table-cell office:value-type="string" calcext:value-type="string">
            <text:p>Aver</text:p>
          </table:table-cell>
          <table:table-cell table:formula="of:=AVERAGE([.B1:.B126])" office:value-type="float" office:value="0.174922714285714" calcext:value-type="float">
            <text:p>0.1749227143</text:p>
          </table:table-cell>
          <table:table-cell table:formula="of:=AVERAGE([.C1:.C126])" office:value-type="float" office:value="0.00287206404761905" calcext:value-type="float">
            <text:p>0.002872064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018" calcext:value-type="float">
            <text:p>0.174018</text:p>
          </table:table-cell>
          <table:table-cell office:value-type="float" office:value="0.00253811" calcext:value-type="float">
            <text:p>0.00253811</text:p>
          </table:table-cell>
          <table:table-cell office:value-type="float" office:value="-0.0651291" calcext:value-type="float">
            <text:p>-0.0651291</text:p>
          </table:table-cell>
          <table:table-cell office:value-type="string" calcext:value-type="string">
            <text:p>Median</text:p>
          </table:table-cell>
          <table:table-cell table:formula="of:=MEDIAN([.B$1:.B$126])" office:value-type="float" office:value="0.175426" calcext:value-type="float">
            <text:p>0.175426</text:p>
          </table:table-cell>
          <table:table-cell table:formula="of:=MEDIAN([.C$1:.C$126])" office:value-type="float" office:value="0.0030077" calcext:value-type="float">
            <text:p>0.0030077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387" calcext:value-type="float">
            <text:p>0.174387</text:p>
          </table:table-cell>
          <table:table-cell office:value-type="float" office:value="0.00277072" calcext:value-type="float">
            <text:p>0.00277072</text:p>
          </table:table-cell>
          <table:table-cell office:value-type="float" office:value="-0.0611678" calcext:value-type="float">
            <text:p>-0.0611678</text:p>
          </table:table-cell>
          <table:table-cell office:value-type="string" calcext:value-type="string">
            <text:p>Variance</text:p>
          </table:table-cell>
          <table:table-cell table:formula="of:=COM.MICROSOFT.VAR.P([.B$1:.B$126])" office:value-type="float" office:value="0.00000252429282312925" calcext:value-type="float">
            <text:p>2.52429282312925E-006</text:p>
          </table:table-cell>
          <table:table-cell table:formula="of:=COM.MICROSOFT.VAR.P([.C$1:.C$126])" office:value-type="float" office:value="0.00000027498084222568" calcext:value-type="float">
            <text:p>0.000000275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803" calcext:value-type="float">
            <text:p>0.173803</text:p>
          </table:table-cell>
          <table:table-cell office:value-type="float" office:value="0.00244965" calcext:value-type="float">
            <text:p>0.00244965</text:p>
          </table:table-cell>
          <table:table-cell office:value-type="float" office:value="-0.0510932" calcext:value-type="float">
            <text:p>-0.0510932</text:p>
          </table:table-cell>
          <table:table-cell office:value-type="string" calcext:value-type="string">
            <text:p>StDev</text:p>
          </table:table-cell>
          <table:table-cell table:formula="of:=COM.MICROSOFT.STDEV.P([.B$1:.B$79])" office:value-type="float" office:value="0.00167352781278646" calcext:value-type="float">
            <text:p>0.0016735278</text:p>
          </table:table-cell>
          <table:table-cell table:formula="of:=COM.MICROSOFT.STDEV.P([.C$1:.C$79])" office:value-type="float" office:value="0.00054028895467054" calcext:value-type="float">
            <text:p>0.000540289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616" calcext:value-type="float">
            <text:p>0.173616</text:p>
          </table:table-cell>
          <table:table-cell office:value-type="float" office:value="0.00243088" calcext:value-type="float">
            <text:p>0.00243088</text:p>
          </table:table-cell>
          <table:table-cell office:value-type="float" office:value="-0.0619912" calcext:value-type="float">
            <text:p>-0.0619912</text:p>
          </table:table-cell>
          <table:table-cell office:value-type="string" calcext:value-type="string">
            <text:p>Max</text:p>
          </table:table-cell>
          <table:table-cell table:formula="of:=MAX([.B$1:.B$126])" office:value-type="float" office:value="0.177963" calcext:value-type="float">
            <text:p>0.177963</text:p>
          </table:table-cell>
          <table:table-cell table:formula="of:=MAX([.C$1:.C$126])" office:value-type="float" office:value="0.00376638" calcext:value-type="float">
            <text:p>0.00376638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727" calcext:value-type="float">
            <text:p>0.173727</text:p>
          </table:table-cell>
          <table:table-cell office:value-type="float" office:value="0.002499" calcext:value-type="float">
            <text:p>0.002499</text:p>
          </table:table-cell>
          <table:table-cell office:value-type="float" office:value="-0.0521096" calcext:value-type="float">
            <text:p>-0.0521096</text:p>
          </table:table-cell>
          <table:table-cell office:value-type="string" calcext:value-type="string">
            <text:p>Min</text:p>
          </table:table-cell>
          <table:table-cell table:formula="of:=MIN([.B$1:.B$126])" office:value-type="float" office:value="0.170513" calcext:value-type="float">
            <text:p>0.170513</text:p>
          </table:table-cell>
          <table:table-cell table:formula="of:=MIN([.C$1:.C$126])" office:value-type="float" office:value="0.00162793" calcext:value-type="float">
            <text:p>0.00162793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905" calcext:value-type="float">
            <text:p>0.173905</text:p>
          </table:table-cell>
          <table:table-cell office:value-type="float" office:value="0.00246704" calcext:value-type="float">
            <text:p>0.00246704</text:p>
          </table:table-cell>
          <table:table-cell office:value-type="float" office:value="-0.0389386" calcext:value-type="float">
            <text:p>-0.038938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779" calcext:value-type="float">
            <text:p>0.173779</text:p>
          </table:table-cell>
          <table:table-cell office:value-type="float" office:value="0.00251783" calcext:value-type="float">
            <text:p>0.00251783</text:p>
          </table:table-cell>
          <table:table-cell office:value-type="float" office:value="-0.0364015" calcext:value-type="float">
            <text:p>-0.036401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226" calcext:value-type="float">
            <text:p>0.174226</text:p>
          </table:table-cell>
          <table:table-cell office:value-type="float" office:value="0.00269884" calcext:value-type="float">
            <text:p>0.00269884</text:p>
          </table:table-cell>
          <table:table-cell office:value-type="float" office:value="-0.0615432" calcext:value-type="float">
            <text:p>-0.061543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011" calcext:value-type="float">
            <text:p>0.174011</text:p>
          </table:table-cell>
          <table:table-cell office:value-type="float" office:value="0.00268911" calcext:value-type="float">
            <text:p>0.00268911</text:p>
          </table:table-cell>
          <table:table-cell office:value-type="float" office:value="-0.0592746" calcext:value-type="float">
            <text:p>-0.059274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853" calcext:value-type="float">
            <text:p>0.173853</text:p>
          </table:table-cell>
          <table:table-cell office:value-type="float" office:value="0.00250112" calcext:value-type="float">
            <text:p>0.00250112</text:p>
          </table:table-cell>
          <table:table-cell office:value-type="float" office:value="-0.0494346" calcext:value-type="float">
            <text:p>-0.049434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389" calcext:value-type="float">
            <text:p>0.174389</text:p>
          </table:table-cell>
          <table:table-cell office:value-type="float" office:value="0.00256898" calcext:value-type="float">
            <text:p>0.00256898</text:p>
          </table:table-cell>
          <table:table-cell office:value-type="float" office:value="-0.0489469" calcext:value-type="float">
            <text:p>-0.048946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812" calcext:value-type="float">
            <text:p>0.173812</text:p>
          </table:table-cell>
          <table:table-cell office:value-type="float" office:value="0.00256498" calcext:value-type="float">
            <text:p>0.00256498</text:p>
          </table:table-cell>
          <table:table-cell office:value-type="float" office:value="-0.0493052" calcext:value-type="float">
            <text:p>-0.049305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701" calcext:value-type="float">
            <text:p>0.173701</text:p>
          </table:table-cell>
          <table:table-cell office:value-type="float" office:value="0.00255852" calcext:value-type="float">
            <text:p>0.00255852</text:p>
          </table:table-cell>
          <table:table-cell office:value-type="float" office:value="-0.0522799" calcext:value-type="float">
            <text:p>-0.052279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895" calcext:value-type="float">
            <text:p>0.175895</text:p>
          </table:table-cell>
          <table:table-cell office:value-type="float" office:value="0.00305544" calcext:value-type="float">
            <text:p>0.00305544</text:p>
          </table:table-cell>
          <table:table-cell office:value-type="float" office:value="-0.881437" calcext:value-type="float">
            <text:p>-0.88143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155" calcext:value-type="float">
            <text:p>0.175155</text:p>
          </table:table-cell>
          <table:table-cell office:value-type="float" office:value="0.00303771" calcext:value-type="float">
            <text:p>0.00303771</text:p>
          </table:table-cell>
          <table:table-cell office:value-type="float" office:value="-0.874198" calcext:value-type="float">
            <text:p>-0.87419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372" calcext:value-type="float">
            <text:p>0.175372</text:p>
          </table:table-cell>
          <table:table-cell office:value-type="float" office:value="0.00295243" calcext:value-type="float">
            <text:p>0.00295243</text:p>
          </table:table-cell>
          <table:table-cell office:value-type="float" office:value="-0.890172" calcext:value-type="float">
            <text:p>-0.89017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578" calcext:value-type="float">
            <text:p>0.175578</text:p>
          </table:table-cell>
          <table:table-cell office:value-type="float" office:value="0.00310867" calcext:value-type="float">
            <text:p>0.00310867</text:p>
          </table:table-cell>
          <table:table-cell office:value-type="float" office:value="-0.862452" calcext:value-type="float">
            <text:p>-0.86245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417" calcext:value-type="float">
            <text:p>0.175417</text:p>
          </table:table-cell>
          <table:table-cell office:value-type="float" office:value="0.00304637" calcext:value-type="float">
            <text:p>0.00304637</text:p>
          </table:table-cell>
          <table:table-cell office:value-type="float" office:value="-0.876744" calcext:value-type="float">
            <text:p>-0.87674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696" calcext:value-type="float">
            <text:p>0.175696</text:p>
          </table:table-cell>
          <table:table-cell office:value-type="float" office:value="0.00306046" calcext:value-type="float">
            <text:p>0.00306046</text:p>
          </table:table-cell>
          <table:table-cell office:value-type="float" office:value="-0.887643" calcext:value-type="float">
            <text:p>-0.88764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394" calcext:value-type="float">
            <text:p>0.175394</text:p>
          </table:table-cell>
          <table:table-cell office:value-type="float" office:value="0.00302875" calcext:value-type="float">
            <text:p>0.00302875</text:p>
          </table:table-cell>
          <table:table-cell office:value-type="float" office:value="-0.87512" calcext:value-type="float">
            <text:p>-0.8751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977" calcext:value-type="float">
            <text:p>0.174977</text:p>
          </table:table-cell>
          <table:table-cell office:value-type="float" office:value="0.00295004" calcext:value-type="float">
            <text:p>0.00295004</text:p>
          </table:table-cell>
          <table:table-cell office:value-type="float" office:value="-0.893992" calcext:value-type="float">
            <text:p>-0.89399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486" calcext:value-type="float">
            <text:p>0.175486</text:p>
          </table:table-cell>
          <table:table-cell office:value-type="float" office:value="0.00307064" calcext:value-type="float">
            <text:p>0.00307064</text:p>
          </table:table-cell>
          <table:table-cell office:value-type="float" office:value="-0.902701" calcext:value-type="float">
            <text:p>-0.90270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929" calcext:value-type="float">
            <text:p>0.174929</text:p>
          </table:table-cell>
          <table:table-cell office:value-type="float" office:value="0.00299424" calcext:value-type="float">
            <text:p>0.00299424</text:p>
          </table:table-cell>
          <table:table-cell office:value-type="float" office:value="-0.876044" calcext:value-type="float">
            <text:p>-0.87604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058" calcext:value-type="float">
            <text:p>0.175058</text:p>
          </table:table-cell>
          <table:table-cell office:value-type="float" office:value="0.00300954" calcext:value-type="float">
            <text:p>0.00300954</text:p>
          </table:table-cell>
          <table:table-cell office:value-type="float" office:value="-0.871206" calcext:value-type="float">
            <text:p>-0.87120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192" calcext:value-type="float">
            <text:p>0.175192</text:p>
          </table:table-cell>
          <table:table-cell office:value-type="float" office:value="0.00290632" calcext:value-type="float">
            <text:p>0.00290632</text:p>
          </table:table-cell>
          <table:table-cell office:value-type="float" office:value="-0.866558" calcext:value-type="float">
            <text:p>-0.86655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681" calcext:value-type="float">
            <text:p>0.174681</text:p>
          </table:table-cell>
          <table:table-cell office:value-type="float" office:value="0.00296614" calcext:value-type="float">
            <text:p>0.00296614</text:p>
          </table:table-cell>
          <table:table-cell office:value-type="float" office:value="-0.882837" calcext:value-type="float">
            <text:p>-0.88283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36" calcext:value-type="float">
            <text:p>0.17536</text:p>
          </table:table-cell>
          <table:table-cell office:value-type="float" office:value="0.00309827" calcext:value-type="float">
            <text:p>0.00309827</text:p>
          </table:table-cell>
          <table:table-cell office:value-type="float" office:value="-0.873986" calcext:value-type="float">
            <text:p>-0.87398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312" calcext:value-type="float">
            <text:p>0.175312</text:p>
          </table:table-cell>
          <table:table-cell office:value-type="float" office:value="0.00301089" calcext:value-type="float">
            <text:p>0.00301089</text:p>
          </table:table-cell>
          <table:table-cell office:value-type="float" office:value="-0.881721" calcext:value-type="float">
            <text:p>-0.88172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0513" calcext:value-type="float">
            <text:p>0.170513</text:p>
          </table:table-cell>
          <table:table-cell office:value-type="float" office:value="0.00162793" calcext:value-type="float">
            <text:p>0.00162793</text:p>
          </table:table-cell>
          <table:table-cell office:value-type="float" office:value="-0.888942" calcext:value-type="float">
            <text:p>-0.88894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1105" calcext:value-type="float">
            <text:p>0.171105</text:p>
          </table:table-cell>
          <table:table-cell office:value-type="float" office:value="0.00182409" calcext:value-type="float">
            <text:p>0.00182409</text:p>
          </table:table-cell>
          <table:table-cell office:value-type="float" office:value="-0.896746" calcext:value-type="float">
            <text:p>-0.89674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1323" calcext:value-type="float">
            <text:p>0.171323</text:p>
          </table:table-cell>
          <table:table-cell office:value-type="float" office:value="0.00177535" calcext:value-type="float">
            <text:p>0.00177535</text:p>
          </table:table-cell>
          <table:table-cell office:value-type="float" office:value="-0.880173" calcext:value-type="float">
            <text:p>-0.88017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1362" calcext:value-type="float">
            <text:p>0.171362</text:p>
          </table:table-cell>
          <table:table-cell office:value-type="float" office:value="0.00183677" calcext:value-type="float">
            <text:p>0.00183677</text:p>
          </table:table-cell>
          <table:table-cell office:value-type="float" office:value="-0.897527" calcext:value-type="float">
            <text:p>-0.89752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1334" calcext:value-type="float">
            <text:p>0.171334</text:p>
          </table:table-cell>
          <table:table-cell office:value-type="float" office:value="0.00188331" calcext:value-type="float">
            <text:p>0.00188331</text:p>
          </table:table-cell>
          <table:table-cell office:value-type="float" office:value="-0.907833" calcext:value-type="float">
            <text:p>-0.90783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1193" calcext:value-type="float">
            <text:p>0.171193</text:p>
          </table:table-cell>
          <table:table-cell office:value-type="float" office:value="0.00192081" calcext:value-type="float">
            <text:p>0.00192081</text:p>
          </table:table-cell>
          <table:table-cell office:value-type="float" office:value="-0.898912" calcext:value-type="float">
            <text:p>-0.89891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00173984" calcext:value-type="float">
            <text:p>0.00173984</text:p>
          </table:table-cell>
          <table:table-cell office:value-type="float" office:value="-0.896643" calcext:value-type="float">
            <text:p>-0.89664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1187" calcext:value-type="float">
            <text:p>0.171187</text:p>
          </table:table-cell>
          <table:table-cell office:value-type="float" office:value="0.00183103" calcext:value-type="float">
            <text:p>0.00183103</text:p>
          </table:table-cell>
          <table:table-cell office:value-type="float" office:value="-0.886298" calcext:value-type="float">
            <text:p>-0.88629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1008" calcext:value-type="float">
            <text:p>0.171008</text:p>
          </table:table-cell>
          <table:table-cell office:value-type="float" office:value="0.00174155" calcext:value-type="float">
            <text:p>0.00174155</text:p>
          </table:table-cell>
          <table:table-cell office:value-type="float" office:value="-0.892799" calcext:value-type="float">
            <text:p>-0.89279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0954" calcext:value-type="float">
            <text:p>0.170954</text:p>
          </table:table-cell>
          <table:table-cell office:value-type="float" office:value="0.00172025" calcext:value-type="float">
            <text:p>0.00172025</text:p>
          </table:table-cell>
          <table:table-cell office:value-type="float" office:value="-0.902333" calcext:value-type="float">
            <text:p>-0.90233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1325" calcext:value-type="float">
            <text:p>0.171325</text:p>
          </table:table-cell>
          <table:table-cell office:value-type="float" office:value="0.0018353" calcext:value-type="float">
            <text:p>0.0018353</text:p>
          </table:table-cell>
          <table:table-cell office:value-type="float" office:value="-0.89559" calcext:value-type="float">
            <text:p>-0.8955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1005" calcext:value-type="float">
            <text:p>0.171005</text:p>
          </table:table-cell>
          <table:table-cell office:value-type="float" office:value="0.00175802" calcext:value-type="float">
            <text:p>0.00175802</text:p>
          </table:table-cell>
          <table:table-cell office:value-type="float" office:value="-0.897024" calcext:value-type="float">
            <text:p>-0.89702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846" calcext:value-type="float">
            <text:p>0.175846</text:p>
          </table:table-cell>
          <table:table-cell office:value-type="float" office:value="0.00336218" calcext:value-type="float">
            <text:p>0.00336218</text:p>
          </table:table-cell>
          <table:table-cell office:value-type="float" office:value="-0.828552" calcext:value-type="float">
            <text:p>-0.82855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837" calcext:value-type="float">
            <text:p>0.175837</text:p>
          </table:table-cell>
          <table:table-cell office:value-type="float" office:value="0.00342237" calcext:value-type="float">
            <text:p>0.00342237</text:p>
          </table:table-cell>
          <table:table-cell office:value-type="float" office:value="-0.82583" calcext:value-type="float">
            <text:p>-0.8258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037" calcext:value-type="float">
            <text:p>0.175037</text:p>
          </table:table-cell>
          <table:table-cell office:value-type="float" office:value="0.00319569" calcext:value-type="float">
            <text:p>0.00319569</text:p>
          </table:table-cell>
          <table:table-cell office:value-type="float" office:value="-0.846692" calcext:value-type="float">
            <text:p>-0.84669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964" calcext:value-type="float">
            <text:p>0.175964</text:p>
          </table:table-cell>
          <table:table-cell office:value-type="float" office:value="0.0033458" calcext:value-type="float">
            <text:p>0.0033458</text:p>
          </table:table-cell>
          <table:table-cell office:value-type="float" office:value="-0.837111" calcext:value-type="float">
            <text:p>-0.83711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769" calcext:value-type="float">
            <text:p>0.175769</text:p>
          </table:table-cell>
          <table:table-cell office:value-type="float" office:value="0.0033324" calcext:value-type="float">
            <text:p>0.0033324</text:p>
          </table:table-cell>
          <table:table-cell office:value-type="float" office:value="-0.818001" calcext:value-type="float">
            <text:p>-0.81800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726" calcext:value-type="float">
            <text:p>0.175726</text:p>
          </table:table-cell>
          <table:table-cell office:value-type="float" office:value="0.00327489" calcext:value-type="float">
            <text:p>0.00327489</text:p>
          </table:table-cell>
          <table:table-cell office:value-type="float" office:value="-0.833273" calcext:value-type="float">
            <text:p>-0.83327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014" calcext:value-type="float">
            <text:p>0.176014</text:p>
          </table:table-cell>
          <table:table-cell office:value-type="float" office:value="0.00336816" calcext:value-type="float">
            <text:p>0.00336816</text:p>
          </table:table-cell>
          <table:table-cell office:value-type="float" office:value="-0.83704" calcext:value-type="float">
            <text:p>-0.8370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971" calcext:value-type="float">
            <text:p>0.175971</text:p>
          </table:table-cell>
          <table:table-cell office:value-type="float" office:value="0.00338433" calcext:value-type="float">
            <text:p>0.00338433</text:p>
          </table:table-cell>
          <table:table-cell office:value-type="float" office:value="-0.841926" calcext:value-type="float">
            <text:p>-0.84192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667" calcext:value-type="float">
            <text:p>0.175667</text:p>
          </table:table-cell>
          <table:table-cell office:value-type="float" office:value="0.00336446" calcext:value-type="float">
            <text:p>0.00336446</text:p>
          </table:table-cell>
          <table:table-cell office:value-type="float" office:value="-0.834686" calcext:value-type="float">
            <text:p>-0.83468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09" calcext:value-type="float">
            <text:p>0.17609</text:p>
          </table:table-cell>
          <table:table-cell office:value-type="float" office:value="0.00331251" calcext:value-type="float">
            <text:p>0.00331251</text:p>
          </table:table-cell>
          <table:table-cell office:value-type="float" office:value="-0.829205" calcext:value-type="float">
            <text:p>-0.82920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932" calcext:value-type="float">
            <text:p>0.175932</text:p>
          </table:table-cell>
          <table:table-cell office:value-type="float" office:value="0.00337521" calcext:value-type="float">
            <text:p>0.00337521</text:p>
          </table:table-cell>
          <table:table-cell office:value-type="float" office:value="-0.834485" calcext:value-type="float">
            <text:p>-0.83448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672" calcext:value-type="float">
            <text:p>0.176672</text:p>
          </table:table-cell>
          <table:table-cell office:value-type="float" office:value="0.0034785" calcext:value-type="float">
            <text:p>0.0034785</text:p>
          </table:table-cell>
          <table:table-cell office:value-type="float" office:value="-0.833445" calcext:value-type="float">
            <text:p>-0.83344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557" calcext:value-type="float">
            <text:p>0.175557</text:p>
          </table:table-cell>
          <table:table-cell office:value-type="float" office:value="0.00331297" calcext:value-type="float">
            <text:p>0.00331297</text:p>
          </table:table-cell>
          <table:table-cell office:value-type="float" office:value="-0.825857" calcext:value-type="float">
            <text:p>-0.82585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377" calcext:value-type="float">
            <text:p>0.176377</text:p>
          </table:table-cell>
          <table:table-cell office:value-type="float" office:value="0.00343216" calcext:value-type="float">
            <text:p>0.00343216</text:p>
          </table:table-cell>
          <table:table-cell office:value-type="float" office:value="-0.8286" calcext:value-type="float">
            <text:p>-0.828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466" calcext:value-type="float">
            <text:p>0.175466</text:p>
          </table:table-cell>
          <table:table-cell office:value-type="float" office:value="0.00320743" calcext:value-type="float">
            <text:p>0.00320743</text:p>
          </table:table-cell>
          <table:table-cell office:value-type="float" office:value="-0.842496" calcext:value-type="float">
            <text:p>-0.84249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631" calcext:value-type="float">
            <text:p>0.176631</text:p>
          </table:table-cell>
          <table:table-cell office:value-type="float" office:value="0.00355866" calcext:value-type="float">
            <text:p>0.00355866</text:p>
          </table:table-cell>
          <table:table-cell office:value-type="float" office:value="-0.827635" calcext:value-type="float">
            <text:p>-0.82763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971" calcext:value-type="float">
            <text:p>0.174971</text:p>
          </table:table-cell>
          <table:table-cell office:value-type="float" office:value="0.0031882" calcext:value-type="float">
            <text:p>0.0031882</text:p>
          </table:table-cell>
          <table:table-cell office:value-type="float" office:value="-0.125349" calcext:value-type="float">
            <text:p>-0.12534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135" calcext:value-type="float">
            <text:p>0.176135</text:p>
          </table:table-cell>
          <table:table-cell office:value-type="float" office:value="0.00332724" calcext:value-type="float">
            <text:p>0.00332724</text:p>
          </table:table-cell>
          <table:table-cell office:value-type="float" office:value="-0.133262" calcext:value-type="float">
            <text:p>-0.13326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495" calcext:value-type="float">
            <text:p>0.175495</text:p>
          </table:table-cell>
          <table:table-cell office:value-type="float" office:value="0.00336506" calcext:value-type="float">
            <text:p>0.00336506</text:p>
          </table:table-cell>
          <table:table-cell office:value-type="float" office:value="-0.110004" calcext:value-type="float">
            <text:p>-0.11000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651" calcext:value-type="float">
            <text:p>0.175651</text:p>
          </table:table-cell>
          <table:table-cell office:value-type="float" office:value="0.00321205" calcext:value-type="float">
            <text:p>0.00321205</text:p>
          </table:table-cell>
          <table:table-cell office:value-type="float" office:value="-0.140285" calcext:value-type="float">
            <text:p>-0.14028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7583" calcext:value-type="float">
            <text:p>0.177583</text:p>
          </table:table-cell>
          <table:table-cell office:value-type="float" office:value="0.0037358" calcext:value-type="float">
            <text:p>0.0037358</text:p>
          </table:table-cell>
          <table:table-cell office:value-type="float" office:value="-0.147377" calcext:value-type="float">
            <text:p>-0.14737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009" calcext:value-type="float">
            <text:p>0.176009</text:p>
          </table:table-cell>
          <table:table-cell office:value-type="float" office:value="0.00327777" calcext:value-type="float">
            <text:p>0.00327777</text:p>
          </table:table-cell>
          <table:table-cell office:value-type="float" office:value="-0.12849" calcext:value-type="float">
            <text:p>-0.1284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133" calcext:value-type="float">
            <text:p>0.176133</text:p>
          </table:table-cell>
          <table:table-cell office:value-type="float" office:value="0.00344669" calcext:value-type="float">
            <text:p>0.00344669</text:p>
          </table:table-cell>
          <table:table-cell office:value-type="float" office:value="-0.158605" calcext:value-type="float">
            <text:p>-0.15860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871" calcext:value-type="float">
            <text:p>0.173871</text:p>
          </table:table-cell>
          <table:table-cell office:value-type="float" office:value="0.00283209" calcext:value-type="float">
            <text:p>0.00283209</text:p>
          </table:table-cell>
          <table:table-cell office:value-type="float" office:value="-0.141948" calcext:value-type="float">
            <text:p>-0.14194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11" calcext:value-type="float">
            <text:p>0.17511</text:p>
          </table:table-cell>
          <table:table-cell office:value-type="float" office:value="0.0030517" calcext:value-type="float">
            <text:p>0.0030517</text:p>
          </table:table-cell>
          <table:table-cell office:value-type="float" office:value="-0.148884" calcext:value-type="float">
            <text:p>-0.14888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267" calcext:value-type="float">
            <text:p>0.175267</text:p>
          </table:table-cell>
          <table:table-cell office:value-type="float" office:value="0.00312536" calcext:value-type="float">
            <text:p>0.00312536</text:p>
          </table:table-cell>
          <table:table-cell office:value-type="float" office:value="-0.162876" calcext:value-type="float">
            <text:p>-0.16287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865" calcext:value-type="float">
            <text:p>0.175865</text:p>
          </table:table-cell>
          <table:table-cell office:value-type="float" office:value="0.00324667" calcext:value-type="float">
            <text:p>0.00324667</text:p>
          </table:table-cell>
          <table:table-cell office:value-type="float" office:value="-0.163413" calcext:value-type="float">
            <text:p>-0.16341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735" calcext:value-type="float">
            <text:p>0.175735</text:p>
          </table:table-cell>
          <table:table-cell office:value-type="float" office:value="0.00317173" calcext:value-type="float">
            <text:p>0.00317173</text:p>
          </table:table-cell>
          <table:table-cell office:value-type="float" office:value="-0.14518" calcext:value-type="float">
            <text:p>-0.1451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094" calcext:value-type="float">
            <text:p>0.176094</text:p>
          </table:table-cell>
          <table:table-cell office:value-type="float" office:value="0.00331553" calcext:value-type="float">
            <text:p>0.00331553</text:p>
          </table:table-cell>
          <table:table-cell office:value-type="float" office:value="-0.149407" calcext:value-type="float">
            <text:p>-0.14940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638" calcext:value-type="float">
            <text:p>0.174638</text:p>
          </table:table-cell>
          <table:table-cell office:value-type="float" office:value="0.00299834" calcext:value-type="float">
            <text:p>0.00299834</text:p>
          </table:table-cell>
          <table:table-cell office:value-type="float" office:value="-0.114887" calcext:value-type="float">
            <text:p>-0.11488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302" calcext:value-type="float">
            <text:p>0.176302</text:p>
          </table:table-cell>
          <table:table-cell office:value-type="float" office:value="0.00330096" calcext:value-type="float">
            <text:p>0.00330096</text:p>
          </table:table-cell>
          <table:table-cell office:value-type="float" office:value="-0.135345" calcext:value-type="float">
            <text:p>-0.13534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696" calcext:value-type="float">
            <text:p>0.174696</text:p>
          </table:table-cell>
          <table:table-cell office:value-type="float" office:value="0.00305523" calcext:value-type="float">
            <text:p>0.00305523</text:p>
          </table:table-cell>
          <table:table-cell office:value-type="float" office:value="-0.124789" calcext:value-type="float">
            <text:p>-0.12478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003" calcext:value-type="float">
            <text:p>0.175003</text:p>
          </table:table-cell>
          <table:table-cell office:value-type="float" office:value="0.00309764" calcext:value-type="float">
            <text:p>0.00309764</text:p>
          </table:table-cell>
          <table:table-cell office:value-type="float" office:value="-0.146629" calcext:value-type="float">
            <text:p>-0.14662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083" calcext:value-type="float">
            <text:p>0.175083</text:p>
          </table:table-cell>
          <table:table-cell office:value-type="float" office:value="0.00304027" calcext:value-type="float">
            <text:p>0.00304027</text:p>
          </table:table-cell>
          <table:table-cell office:value-type="float" office:value="-0.138001" calcext:value-type="float">
            <text:p>-0.13800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18" calcext:value-type="float">
            <text:p>0.17618</text:p>
          </table:table-cell>
          <table:table-cell office:value-type="float" office:value="0.00331791" calcext:value-type="float">
            <text:p>0.00331791</text:p>
          </table:table-cell>
          <table:table-cell office:value-type="float" office:value="-0.151597" calcext:value-type="float">
            <text:p>-0.15159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627" calcext:value-type="float">
            <text:p>0.175627</text:p>
          </table:table-cell>
          <table:table-cell office:value-type="float" office:value="0.00323473" calcext:value-type="float">
            <text:p>0.00323473</text:p>
          </table:table-cell>
          <table:table-cell office:value-type="float" office:value="-0.160409" calcext:value-type="float">
            <text:p>-0.16040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534" calcext:value-type="float">
            <text:p>0.175534</text:p>
          </table:table-cell>
          <table:table-cell office:value-type="float" office:value="0.00281684" calcext:value-type="float">
            <text:p>0.00281684</text:p>
          </table:table-cell>
          <table:table-cell office:value-type="float" office:value="-0.0429457" calcext:value-type="float">
            <text:p>-0.042945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058" calcext:value-type="float">
            <text:p>0.176058</text:p>
          </table:table-cell>
          <table:table-cell office:value-type="float" office:value="0.00293668" calcext:value-type="float">
            <text:p>0.00293668</text:p>
          </table:table-cell>
          <table:table-cell office:value-type="float" office:value="-0.0800494" calcext:value-type="float">
            <text:p>-0.080049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455" calcext:value-type="float">
            <text:p>0.175455</text:p>
          </table:table-cell>
          <table:table-cell office:value-type="float" office:value="0.00291968" calcext:value-type="float">
            <text:p>0.00291968</text:p>
          </table:table-cell>
          <table:table-cell office:value-type="float" office:value="-0.0659259" calcext:value-type="float">
            <text:p>-0.065925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966" calcext:value-type="float">
            <text:p>0.175966</text:p>
          </table:table-cell>
          <table:table-cell office:value-type="float" office:value="0.00296075" calcext:value-type="float">
            <text:p>0.00296075</text:p>
          </table:table-cell>
          <table:table-cell office:value-type="float" office:value="-0.0568568" calcext:value-type="float">
            <text:p>-0.056856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378" calcext:value-type="float">
            <text:p>0.175378</text:p>
          </table:table-cell>
          <table:table-cell office:value-type="float" office:value="0.00288314" calcext:value-type="float">
            <text:p>0.00288314</text:p>
          </table:table-cell>
          <table:table-cell office:value-type="float" office:value="-0.0527125" calcext:value-type="float">
            <text:p>-0.052712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072" calcext:value-type="float">
            <text:p>0.176072</text:p>
          </table:table-cell>
          <table:table-cell office:value-type="float" office:value="0.00300586" calcext:value-type="float">
            <text:p>0.00300586</text:p>
          </table:table-cell>
          <table:table-cell office:value-type="float" office:value="-0.0464144" calcext:value-type="float">
            <text:p>-0.046414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971" calcext:value-type="float">
            <text:p>0.176971</text:p>
          </table:table-cell>
          <table:table-cell office:value-type="float" office:value="0.00341776" calcext:value-type="float">
            <text:p>0.00341776</text:p>
          </table:table-cell>
          <table:table-cell office:value-type="float" office:value="0.0351449" calcext:value-type="float">
            <text:p>0.035144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886" calcext:value-type="float">
            <text:p>0.175886</text:p>
          </table:table-cell>
          <table:table-cell office:value-type="float" office:value="0.00321428" calcext:value-type="float">
            <text:p>0.00321428</text:p>
          </table:table-cell>
          <table:table-cell office:value-type="float" office:value="0.012745" calcext:value-type="float">
            <text:p>0.01274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678" calcext:value-type="float">
            <text:p>0.176678</text:p>
          </table:table-cell>
          <table:table-cell office:value-type="float" office:value="0.00337069" calcext:value-type="float">
            <text:p>0.00337069</text:p>
          </table:table-cell>
          <table:table-cell office:value-type="float" office:value="0.00172301" calcext:value-type="float">
            <text:p>0.0017230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4641" calcext:value-type="float">
            <text:p>0.174641</text:p>
          </table:table-cell>
          <table:table-cell office:value-type="float" office:value="0.00309368" calcext:value-type="float">
            <text:p>0.00309368</text:p>
          </table:table-cell>
          <table:table-cell office:value-type="float" office:value="-0.0365006" calcext:value-type="float">
            <text:p>-0.036500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73" calcext:value-type="float">
            <text:p>0.17673</text:p>
          </table:table-cell>
          <table:table-cell office:value-type="float" office:value="0.00346473" calcext:value-type="float">
            <text:p>0.00346473</text:p>
          </table:table-cell>
          <table:table-cell office:value-type="float" office:value="0.0302718" calcext:value-type="float">
            <text:p>0.030271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133" calcext:value-type="float">
            <text:p>0.176133</text:p>
          </table:table-cell>
          <table:table-cell office:value-type="float" office:value="0.00353916" calcext:value-type="float">
            <text:p>0.00353916</text:p>
          </table:table-cell>
          <table:table-cell office:value-type="float" office:value="0.00734659" calcext:value-type="float">
            <text:p>0.0073465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784" calcext:value-type="float">
            <text:p>0.175784</text:p>
          </table:table-cell>
          <table:table-cell office:value-type="float" office:value="0.00351023" calcext:value-type="float">
            <text:p>0.00351023</text:p>
          </table:table-cell>
          <table:table-cell office:value-type="float" office:value="-0.0321553" calcext:value-type="float">
            <text:p>-0.032155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7579" calcext:value-type="float">
            <text:p>0.177579</text:p>
          </table:table-cell>
          <table:table-cell office:value-type="float" office:value="0.00368124" calcext:value-type="float">
            <text:p>0.00368124</text:p>
          </table:table-cell>
          <table:table-cell office:value-type="float" office:value="0.0424406" calcext:value-type="float">
            <text:p>0.042440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902" calcext:value-type="float">
            <text:p>0.176902</text:p>
          </table:table-cell>
          <table:table-cell office:value-type="float" office:value="0.00361673" calcext:value-type="float">
            <text:p>0.00361673</text:p>
          </table:table-cell>
          <table:table-cell office:value-type="float" office:value="0.044669" calcext:value-type="float">
            <text:p>0.04466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7963" calcext:value-type="float">
            <text:p>0.177963</text:p>
          </table:table-cell>
          <table:table-cell office:value-type="float" office:value="0.00376638" calcext:value-type="float">
            <text:p>0.00376638</text:p>
          </table:table-cell>
          <table:table-cell office:value-type="float" office:value="0.0320292" calcext:value-type="float">
            <text:p>0.032029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542" calcext:value-type="float">
            <text:p>0.176542</text:p>
          </table:table-cell>
          <table:table-cell office:value-type="float" office:value="0.00358528" calcext:value-type="float">
            <text:p>0.00358528</text:p>
          </table:table-cell>
          <table:table-cell office:value-type="float" office:value="0.0254184" calcext:value-type="float">
            <text:p>0.025418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475" calcext:value-type="float">
            <text:p>0.175475</text:p>
          </table:table-cell>
          <table:table-cell office:value-type="float" office:value="0.00278697" calcext:value-type="float">
            <text:p>0.00278697</text:p>
          </table:table-cell>
          <table:table-cell office:value-type="float" office:value="0.109542" calcext:value-type="float">
            <text:p>0.10954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771" calcext:value-type="float">
            <text:p>0.175771</text:p>
          </table:table-cell>
          <table:table-cell office:value-type="float" office:value="0.00280882" calcext:value-type="float">
            <text:p>0.00280882</text:p>
          </table:table-cell>
          <table:table-cell office:value-type="float" office:value="0.116687" calcext:value-type="float">
            <text:p>0.11668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802" calcext:value-type="float">
            <text:p>0.175802</text:p>
          </table:table-cell>
          <table:table-cell office:value-type="float" office:value="0.00285571" calcext:value-type="float">
            <text:p>0.00285571</text:p>
          </table:table-cell>
          <table:table-cell office:value-type="float" office:value="0.120481" calcext:value-type="float">
            <text:p>0.12048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419" calcext:value-type="float">
            <text:p>0.175419</text:p>
          </table:table-cell>
          <table:table-cell office:value-type="float" office:value="0.00265882" calcext:value-type="float">
            <text:p>0.00265882</text:p>
          </table:table-cell>
          <table:table-cell office:value-type="float" office:value="0.104196" calcext:value-type="float">
            <text:p>0.10419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419" calcext:value-type="float">
            <text:p>0.175419</text:p>
          </table:table-cell>
          <table:table-cell office:value-type="float" office:value="0.00272238" calcext:value-type="float">
            <text:p>0.00272238</text:p>
          </table:table-cell>
          <table:table-cell office:value-type="float" office:value="0.0936393" calcext:value-type="float">
            <text:p>0.093639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433" calcext:value-type="float">
            <text:p>0.175433</text:p>
          </table:table-cell>
          <table:table-cell office:value-type="float" office:value="0.00272546" calcext:value-type="float">
            <text:p>0.00272546</text:p>
          </table:table-cell>
          <table:table-cell office:value-type="float" office:value="0.114365" calcext:value-type="float">
            <text:p>0.11436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814" calcext:value-type="float">
            <text:p>0.175814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12913" calcext:value-type="float">
            <text:p>0.1291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574" calcext:value-type="float">
            <text:p>0.175574</text:p>
          </table:table-cell>
          <table:table-cell office:value-type="float" office:value="0.00273039" calcext:value-type="float">
            <text:p>0.00273039</text:p>
          </table:table-cell>
          <table:table-cell office:value-type="float" office:value="0.10337" calcext:value-type="float">
            <text:p>0.10337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223" calcext:value-type="float">
            <text:p>0.175223</text:p>
          </table:table-cell>
          <table:table-cell office:value-type="float" office:value="0.00269335" calcext:value-type="float">
            <text:p>0.00269335</text:p>
          </table:table-cell>
          <table:table-cell office:value-type="float" office:value="0.123785" calcext:value-type="float">
            <text:p>0.12378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384" calcext:value-type="float">
            <text:p>0.176384</text:p>
          </table:table-cell>
          <table:table-cell office:value-type="float" office:value="0.00290384" calcext:value-type="float">
            <text:p>0.00290384</text:p>
          </table:table-cell>
          <table:table-cell office:value-type="float" office:value="0.110754" calcext:value-type="float">
            <text:p>0.11075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197" calcext:value-type="float">
            <text:p>0.175197</text:p>
          </table:table-cell>
          <table:table-cell office:value-type="float" office:value="0.00281435" calcext:value-type="float">
            <text:p>0.00281435</text:p>
          </table:table-cell>
          <table:table-cell office:value-type="float" office:value="0.108302" calcext:value-type="float">
            <text:p>0.10830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26" calcext:value-type="float">
            <text:p>0.17526</text:p>
          </table:table-cell>
          <table:table-cell office:value-type="float" office:value="0.00274939" calcext:value-type="float">
            <text:p>0.00274939</text:p>
          </table:table-cell>
          <table:table-cell office:value-type="float" office:value="0.103275" calcext:value-type="float">
            <text:p>0.103275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54" calcext:value-type="float">
            <text:p>0.17554</text:p>
          </table:table-cell>
          <table:table-cell office:value-type="float" office:value="0.00277024" calcext:value-type="float">
            <text:p>0.00277024</text:p>
          </table:table-cell>
          <table:table-cell office:value-type="float" office:value="0.118499" calcext:value-type="float">
            <text:p>0.11849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679" calcext:value-type="float">
            <text:p>0.175679</text:p>
          </table:table-cell>
          <table:table-cell office:value-type="float" office:value="0.0028787" calcext:value-type="float">
            <text:p>0.0028787</text:p>
          </table:table-cell>
          <table:table-cell office:value-type="float" office:value="0.110968" calcext:value-type="float">
            <text:p>0.11096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144" calcext:value-type="float">
            <text:p>0.173144</text:p>
          </table:table-cell>
          <table:table-cell office:value-type="float" office:value="0.00200448" calcext:value-type="float">
            <text:p>0.00200448</text:p>
          </table:table-cell>
          <table:table-cell office:value-type="float" office:value="0.0524871" calcext:value-type="float">
            <text:p>0.052487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321" calcext:value-type="float">
            <text:p>0.173321</text:p>
          </table:table-cell>
          <table:table-cell office:value-type="float" office:value="0.00206675" calcext:value-type="float">
            <text:p>0.00206675</text:p>
          </table:table-cell>
          <table:table-cell office:value-type="float" office:value="0.0772346" calcext:value-type="float">
            <text:p>0.0772346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278" calcext:value-type="float">
            <text:p>0.17278</text:p>
          </table:table-cell>
          <table:table-cell office:value-type="float" office:value="0.00196943" calcext:value-type="float">
            <text:p>0.00196943</text:p>
          </table:table-cell>
          <table:table-cell office:value-type="float" office:value="0.083521" calcext:value-type="float">
            <text:p>0.08352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164" calcext:value-type="float">
            <text:p>0.173164</text:p>
          </table:table-cell>
          <table:table-cell office:value-type="float" office:value="0.00200352" calcext:value-type="float">
            <text:p>0.00200352</text:p>
          </table:table-cell>
          <table:table-cell office:value-type="float" office:value="0.0521099" calcext:value-type="float">
            <text:p>0.052109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3516" calcext:value-type="float">
            <text:p>0.173516</text:p>
          </table:table-cell>
          <table:table-cell office:value-type="float" office:value="0.0019833" calcext:value-type="float">
            <text:p>0.0019833</text:p>
          </table:table-cell>
          <table:table-cell office:value-type="float" office:value="0.0499239" calcext:value-type="float">
            <text:p>0.049923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2666" calcext:value-type="float">
            <text:p>0.172666</text:p>
          </table:table-cell>
          <table:table-cell office:value-type="float" office:value="0.00190788" calcext:value-type="float">
            <text:p>0.00190788</text:p>
          </table:table-cell>
          <table:table-cell office:value-type="float" office:value="0.0650521" calcext:value-type="float">
            <text:p>0.065052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2957" calcext:value-type="float">
            <text:p>0.172957</text:p>
          </table:table-cell>
          <table:table-cell office:value-type="float" office:value="0.00199681" calcext:value-type="float">
            <text:p>0.00199681</text:p>
          </table:table-cell>
          <table:table-cell office:value-type="float" office:value="0.0890433" calcext:value-type="float">
            <text:p>0.089043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2967" calcext:value-type="float">
            <text:p>0.172967</text:p>
          </table:table-cell>
          <table:table-cell office:value-type="float" office:value="0.00198309" calcext:value-type="float">
            <text:p>0.00198309</text:p>
          </table:table-cell>
          <table:table-cell office:value-type="float" office:value="0.062272" calcext:value-type="float">
            <text:p>0.06227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882" calcext:value-type="float">
            <text:p>0.175882</text:p>
          </table:table-cell>
          <table:table-cell office:value-type="float" office:value="0.00314191" calcext:value-type="float">
            <text:p>0.00314191</text:p>
          </table:table-cell>
          <table:table-cell office:value-type="float" office:value="0.11578" calcext:value-type="float">
            <text:p>0.1157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027" calcext:value-type="float">
            <text:p>0.176027</text:p>
          </table:table-cell>
          <table:table-cell office:value-type="float" office:value="0.00310347" calcext:value-type="float">
            <text:p>0.00310347</text:p>
          </table:table-cell>
          <table:table-cell office:value-type="float" office:value="0.12841" calcext:value-type="float">
            <text:p>0.1284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087" calcext:value-type="float">
            <text:p>0.176087</text:p>
          </table:table-cell>
          <table:table-cell office:value-type="float" office:value="0.00316939" calcext:value-type="float">
            <text:p>0.00316939</text:p>
          </table:table-cell>
          <table:table-cell office:value-type="float" office:value="0.12418" calcext:value-type="float">
            <text:p>0.12418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821" calcext:value-type="float">
            <text:p>0.176821</text:p>
          </table:table-cell>
          <table:table-cell office:value-type="float" office:value="0.00318429" calcext:value-type="float">
            <text:p>0.00318429</text:p>
          </table:table-cell>
          <table:table-cell office:value-type="float" office:value="0.117864" calcext:value-type="float">
            <text:p>0.11786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869" calcext:value-type="float">
            <text:p>0.175869</text:p>
          </table:table-cell>
          <table:table-cell office:value-type="float" office:value="0.00314924" calcext:value-type="float">
            <text:p>0.00314924</text:p>
          </table:table-cell>
          <table:table-cell office:value-type="float" office:value="0.13259" calcext:value-type="float">
            <text:p>0.13259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6434" calcext:value-type="float">
            <text:p>0.176434</text:p>
          </table:table-cell>
          <table:table-cell office:value-type="float" office:value="0.00325956" calcext:value-type="float">
            <text:p>0.00325956</text:p>
          </table:table-cell>
          <table:table-cell office:value-type="float" office:value="0.116182" calcext:value-type="float">
            <text:p>0.11618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669" calcext:value-type="float">
            <text:p>0.175669</text:p>
          </table:table-cell>
          <table:table-cell office:value-type="float" office:value="0.00306517" calcext:value-type="float">
            <text:p>0.00306517</text:p>
          </table:table-cell>
          <table:table-cell office:value-type="float" office:value="0.112091" calcext:value-type="float">
            <text:p>0.11209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175871" calcext:value-type="float">
            <text:p>0.175871</text:p>
          </table:table-cell>
          <table:table-cell office:value-type="float" office:value="0.0031892" calcext:value-type="float">
            <text:p>0.0031892</text:p>
          </table:table-cell>
          <table:table-cell office:value-type="float" office:value="0.141922" calcext:value-type="float">
            <text:p>0.141922</text:p>
          </table:table-cell>
          <table:table-cell table:number-columns-repeated="1020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so" style:display-name="PageStyle_Va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a" style:display-name="PageStyle_Cop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chara" style:display-name="PageStyle_Cuchar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to" style:display-name="PageStyle_Plat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k</meta:initial-creator>
    <dc:creator>franck</dc:creator>
    <meta:creation-date>2016-04-27T01:15:37</meta:creation-date>
    <dc:date>2016-04-27T01:30:52</dc:date>
    <meta:generator>LibreOffice/4.2.8.2$Linux_X86_64 LibreOffice_project/420m0$Build-2</meta:generator>
    <meta:document-statistic meta:table-count="4" meta:cell-count="162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